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210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7" style:family="paragraph" style:parent-style-name="Text_20_body">
      <style:text-properties style:font-name="Arial" style:font-name-asian="Arial" style:font-name-complex="Arial"/>
    </style:style>
    <style:style style:name="P18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9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0" style:family="paragraph" style:parent-style-name="Text_20_body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21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4" style:family="paragraph" style:parent-style-name="Table_20_Contents">
      <style:text-properties style:font-name="Arial" fo:font-size="14pt" style:font-name-asian="Arial" style:font-name-complex="Arial"/>
    </style:style>
    <style:style style:name="P25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6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27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28" style:family="paragraph" style:parent-style-name="Standard" style:list-style-name="L1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9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30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31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2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3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style:style style:name="T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310435936" text:id="ct31043593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23643169597514068" text:style-name="L1">
        <text:list-item>
          <text:p text:style-name="P28"/>
        </text:list-item>
      </text:list>
      <text:p text:style-name="P7">[XXX] 20200323_154119</text:p>
      <text:p text:style-name="P17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15">2:19</text:p>
            <text:p text:style-name="P15">כָּל-בָּאֶיהָ, לֹא יְשׁוּבוּן; <text:s text:c="3"/>וְלֹא-יַשִּׂיגוּ, אָרְחוֹת חַיִּים.</text:p>
          </table:table-cell>
          <table:table-cell table:style-name="表29.B1" office:value-type="string">
            <text:p text:style-name="P12"/>
            <text:p text:style-name="P12"/>
            <text:p text:style-name="P12">all – entering ones + her / not / they shall return</text:p>
            <text:p text:style-name="P12">and not – they shall overtake / paths</text:p>
            <text:p text:style-name="P12">lives</text:p>
          </table:table-cell>
        </table:table-row>
        <table:table-row>
          <table:table-cell table:style-name="表29.A2" office:value-type="string">
            <text:p text:style-name="P15">2:20</text:p>
            <text:p text:style-name="P15">לְמַעַן--תֵּלֵךְ, בְּדֶרֶךְ טוֹבִים; <text:s text:c="3"/>וְאָרְחוֹת צַדִּיקִים תִּשְׁמֹר.</text:p>
          </table:table-cell>
          <table:table-cell table:style-name="表29.B2" office:value-type="string">
            <text:p text:style-name="P12"/>
            <text:p text:style-name="P12"/>
            <text:p text:style-name="P12">so that – to go / in way </text:p>
            <text:p text:style-name="P12"/>
            <text:p text:style-name="P12">good men / and paths</text:p>
            <text:p text:style-name="P12"/>
            <text:p text:style-name="P12">righteous ones / to keep</text:p>
          </table:table-cell>
        </table:table-row>
        <table:table-row>
          <table:table-cell table:style-name="表29.A2" office:value-type="string">
            <text:p text:style-name="P15">2:21</text:p>
            <text:p text:style-name="P15">כִּי-יְשָׁרִים יִשְׁכְּנוּ-אָרֶץ; <text:s text:c="3"/>וּתְמִימִים, יִוָּתְרוּ בָהּ.</text:p>
          </table:table-cell>
          <table:table-cell table:style-name="表29.B2" office:value-type="string">
            <text:p text:style-name="P12"/>
            <text:p text:style-name="P12"/>
            <text:p text:style-name="P12">that – upright ones / to tabernacle – earth</text:p>
            <text:p text:style-name="P12">and flawless ones / to be left / in her</text:p>
          </table:table-cell>
        </table:table-row>
        <table:table-row>
          <table:table-cell table:style-name="表29.A2" office:value-type="string">
            <text:p text:style-name="P15">2:22</text:p>
            <text:p text:style-name="P15">וּרְשָׁעִים, מֵאֶרֶץ יִכָּרֵתוּ; <text:s text:c="3"/>וּבוֹגְדִים,</text:p>
            <text:p text:style-name="P15"><text:s/>יִסְּחוּ מִמֶּנָּה.</text:p>
          </table:table-cell>
          <table:table-cell table:style-name="表29.B2" office:value-type="string">
            <text:p text:style-name="P12"/>
            <text:p text:style-name="P12"/>
            <text:p text:style-name="P12">and wicked ones / from earth / to be cut off</text:p>
            <text:p text:style-name="P12">and ones being treacherous</text:p>
            <text:p text:style-name="P12"/>
            <text:p text:style-name="P12">to be swept away / from + her</text:p>
          </table:table-cell>
        </table:table-row>
        <table:table-row>
          <table:table-cell table:style-name="表29.A2" office:value-type="string">
            <text:p text:style-name="P15">3:1</text:p>
            <text:p text:style-name="P15">בְּנִי, תּוֹרָתִי אַל-תִּשְׁכָּח; <text:s text:c="3"/><text:soft-page-break/>וּמִצְוֺתַי, יִצֹּר לִבֶּךָ.</text:p>
          </table:table-cell>
          <table:table-cell table:style-name="表29.B2" office:value-type="string">
            <text:p text:style-name="P12"/>
            <text:p text:style-name="P12"/>
            <text:p text:style-name="P12">son + my / law + my / must not – to be forgetting</text:p>
            <text:p text:style-name="P12"><text:soft-page-break/>and instructions + my / to preserve / heart + thy</text:p>
          </table:table-cell>
        </table:table-row>
        <table:table-row>
          <table:table-cell table:style-name="表29.A2" office:value-type="string">
            <text:p text:style-name="P21">/] 20200425_112124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426_0849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</text:p>
            <text:p text:style-name="P15">כִּי אֹרֶךְ יָמִים, וּשְׁנוֹת חַיִּים-- <text:s text:c="3"/>וְשָׁלוֹם, יוֹסִיפוּ לָךְ.</text:p>
          </table:table-cell>
          <table:table-cell table:style-name="表29.B2" office:value-type="string">
            <text:p text:style-name="P12"/>
            <text:p text:style-name="P12"/>
            <text:p text:style-name="P12">that / length / days / and years</text:p>
            <text:p text:style-name="P12"/>
            <text:p text:style-name="P12">lives / and well-being</text:p>
            <text:p text:style-name="P12"/>
            <text:p text:style-name="P12">to add / to thee</text:p>
          </table:table-cell>
        </table:table-row>
        <table:table-row>
          <table:table-cell table:style-name="表29.A2" office:value-type="string">
            <text:p text:style-name="P15">3:3</text:p>
            <text:p text:style-name="P15">חֶסֶד וֶאֱמֶת, <text:s text:c="3"/>אַל-יַעַזְבֻךָ:</text:p>
            <text:p text:style-name="P15">קָשְׁרֵם עַל-גַּרְגְּרוֹתֶיךָ; <text:s text:c="3"/>כָּתְבֵם, עַל-לוּחַ לִבֶּךָ.</text:p>
          </table:table-cell>
          <table:table-cell table:style-name="表29.B2" office:value-type="string">
            <text:p text:style-name="P12"/>
            <text:p text:style-name="P12"/>
            <text:p text:style-name="P12">kindness / and faithfullness / must not – to forsake + thee</text:p>
            <text:p text:style-name="P12"/>
            <text:p text:style-name="P12"/>
            <text:p text:style-name="P12">to tie + them / on – throats + thee</text:p>
            <text:p text:style-name="P12">to write + them / on – tablet / heart + thy</text:p>
          </table:table-cell>
        </table:table-row>
        <table:table-row>
          <table:table-cell table:style-name="表29.A2" office:value-type="string">
            <text:p text:style-name="P15">3:4</text:p>
            <text:p text:style-name="P15">וּמְצָא-חֵן וְשֵׂכֶל-טוֹב-- <text:s text:c="3"/>בְּעֵינֵי אֱלֹהִים וְאָדָם.</text:p>
          </table:table-cell>
          <table:table-cell table:style-name="表29.B2" office:value-type="string">
            <text:p text:style-name="P12"/>
            <text:p text:style-name="P12"/>
            <text:p text:style-name="P12">and to find – grace / and intelligence – good</text:p>
            <text:p text:style-name="P12">in eyes / gods / and men</text:p>
          </table:table-cell>
        </table:table-row>
        <table:table-row>
          <table:table-cell table:style-name="表29.A2" office:value-type="string">
            <text:p text:style-name="P15">3:5</text:p>
            <text:p text:style-name="P15">בְּטַח אֶל-יְהוָה, בְּכָל-לִבֶּךָ; <text:s/></text:p>
            <text:p text:style-name="P15"><text:s/>וְאֶל-בִּינָתְךָ, </text:p>
            <text:p text:style-name="P15">אַל-תִּשָּׁעֵן.</text:p>
          </table:table-cell>
          <table:table-cell table:style-name="表29.B2" office:value-type="string">
            <text:p text:style-name="P12"/>
            <text:p text:style-name="P12"/>
            <text:p text:style-name="P12">to trust / to – jehovah / in all – heart + thy</text:p>
            <text:p text:style-name="P12"/>
            <text:p text:style-name="P12"/>
            <text:p text:style-name="P12">and to – understanding + thee</text:p>
            <text:p text:style-name="P12"/>
            <text:p text:style-name="P12">must not – to lean</text:p>
          </table:table-cell>
        </table:table-row>
        <text:soft-page-break/>
        <table:table-row>
          <table:table-cell table:style-name="表29.A2" office:value-type="string">
            <text:p text:style-name="P15">3:6</text:p>
            <text:p text:style-name="P15">בְּכָל-דְּרָכֶיךָ דָעֵהוּ; <text:s text:c="3"/>וְהוּא, יְיַשֵּׁר אֹרְחֹתֶיךָ.</text:p>
          </table:table-cell>
          <table:table-cell table:style-name="表29.B2" office:value-type="string">
            <text:p text:style-name="P12"/>
            <text:p text:style-name="P12"/>
            <text:p text:style-name="P12">in all – ways + thy / to acknowledge + him</text:p>
            <text:p text:style-name="P12">and he / to straighten / paths + thy</text:p>
          </table:table-cell>
        </table:table-row>
        <table:table-row>
          <table:table-cell table:style-name="表29.A2" office:value-type="string">
            <text:p text:style-name="P21">/] 20200426_090421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427_072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7</text:p>
            <text:p text:style-name="P15">אַל-תְּהִי חָכָם</text:p>
            <text:p text:style-name="P15"><text:s/>בְּעֵינֶיךָ; <text:s text:c="3"/>יְרָא </text:p>
            <text:p text:style-name="P15">אֶת-יְהוָה, וְסוּר</text:p>
            <text:p text:style-name="P15"><text:s/>מֵרָע.</text:p>
          </table:table-cell>
          <table:table-cell table:style-name="表29.B2" office:value-type="string">
            <text:p text:style-name="P12"/>
            <text:p text:style-name="P12"/>
            <text:p text:style-name="P12">must not – you are being / wise</text:p>
            <text:p text:style-name="P12"/>
            <text:p text:style-name="P12">in eyes + thee / to fear</text:p>
            <text:p text:style-name="P12"/>
            <text:p text:style-name="P12">self – jehovah / and to withdraw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3:8</text:p>
            <text:p text:style-name="P15">רִפְאוּת, תְּהִי לְשָׁרֶּךָ; <text:s text:c="3"/>וְשִׁקּוּי, לְעַצְמוֹתֶיךָ.</text:p>
          </table:table-cell>
          <table:table-cell table:style-name="表29.B2" office:value-type="string">
            <text:p text:style-name="P12"/>
            <text:p text:style-name="P12"/>
            <text:p text:style-name="P12">health / she shall be / to lavel + thee</text:p>
            <text:p text:style-name="P12">and to drink / to bones + thy</text:p>
          </table:table-cell>
        </table:table-row>
        <table:table-row>
          <table:table-cell table:style-name="表29.A2" office:value-type="string">
            <text:p text:style-name="P15">3:9</text:p>
            <text:p text:style-name="P15">כַּבֵּד אֶת-יְהוָה, מֵהוֹנֶךָ; <text:s text:c="3"/>וּמֵרֵאשִׁית, כָּל-תְּבוּאָתֶךָ.</text:p>
          </table:table-cell>
          <table:table-cell table:style-name="表29.B2" office:value-type="string">
            <text:p text:style-name="P12"/>
            <text:p text:style-name="P12"/>
            <text:p text:style-name="P12">to glorify / self – jehovah / from wealth + thy</text:p>
            <text:p text:style-name="P12">and from first-fruit / all – income + thy</text:p>
          </table:table-cell>
        </table:table-row>
        <table:table-row>
          <table:table-cell table:style-name="表29.A2" office:value-type="string">
            <text:p text:style-name="P15">3:10</text:p>
            <text:p text:style-name="P15"><text:s/>וְיִמָּלְאוּ אֲסָמֶיךָ</text:p>
            <text:p text:style-name="P15"><text:s/>שָׂבָע; <text:s text:c="3"/>וְתִירוֹשׁ, <text:soft-page-break/>יְקָבֶיךָ יִפְרֹצוּ.</text:p>
          </table:table-cell>
          <table:table-cell table:style-name="表29.B2" office:value-type="string">
            <text:p text:style-name="P12"/>
            <text:p text:style-name="P12"/>
            <text:p text:style-name="P12">and to be filled / storehouses + thy</text:p>
            <text:p text:style-name="P12">sat<text:span text:style-name="T8">isfaction / and grape-juice</text:span></text:p>
            <text:p text:style-name="P13"/>
            <text:p text:style-name="P13"><text:soft-page-break/>winevats + thy / to breach</text:p>
          </table:table-cell>
        </table:table-row>
        <table:table-row>
          <table:table-cell table:style-name="表29.A2" office:value-type="string">
            <text:p text:style-name="P15">3:11</text:p>
            <text:p text:style-name="P15">מוּסַר יְהוָה, בְּנִי</text:p>
            <text:p text:style-name="P15"><text:s/>אַל-תִּמְאָס; <text:s text:c="3"/>וְאַל-תָּקֹץ,</text:p>
            <text:p text:style-name="P15"><text:s/>בְּתוֹכַחְתּוֹ.</text:p>
          </table:table-cell>
          <table:table-cell table:style-name="表29.B2" office:value-type="string">
            <text:p text:style-name="P12"/>
            <text:p text:style-name="P12"/>
            <text:p text:style-name="P12">admonition / jehovah / son + my</text:p>
            <text:p text:style-name="P12"/>
            <text:p text:style-name="P12">must not – to reject / and must not – to be irritated</text:p>
            <text:p text:style-name="P12"/>
            <text:p text:style-name="P12">in correction + his</text:p>
          </table:table-cell>
        </table:table-row>
        <table:table-row>
          <table:table-cell table:style-name="表29.A2" office:value-type="string">
            <text:p text:style-name="P15">3:12</text:p>
            <text:p text:style-name="P15">כִּי אֶת אֲשֶׁר יֶאֱהַב יְהוָה <text:s text:c="3"/>יוֹכִיחַ;</text:p>
            <text:p text:style-name="P15">וּכְאָב, <text:s text:c="3"/>אֶת-בֵּן יִרְצֶה.</text:p>
          </table:table-cell>
          <table:table-cell table:style-name="表29.B2" office:value-type="string">
            <text:p text:style-name="P12"/>
            <text:p text:style-name="P12"/>
            <text:p text:style-name="P12">for / self / whom / to love</text:p>
            <text:p text:style-name="P12"/>
            <text:p text:style-name="P12">jehovah / to correct</text:p>
            <text:p text:style-name="P12"/>
            <text:p text:style-name="P12">and as father / self – son / to approve</text:p>
          </table:table-cell>
        </table:table-row>
        <table:table-row>
          <table:table-cell table:style-name="表29.A2" office:value-type="string">
            <text:p text:style-name="P15">3:13</text:p>
            <text:p text:style-name="P15">אַשְׁרֵי אָדָם, מָצָא חָכְמָה; <text:s text:c="3"/>וְאָדָם, יָפִיק תְּבוּנָה.</text:p>
          </table:table-cell>
          <table:table-cell table:style-name="表29.B2" office:value-type="string">
            <text:p text:style-name="P12"/>
            <text:p text:style-name="P12"/>
            <text:p text:style-name="P12">happy / men / to find</text:p>
            <text:p text:style-name="P12"/>
            <text:p text:style-name="P12">wisdom <text:s/>/ and men / to gain hold</text:p>
            <text:p text:style-name="P12"/>
            <text:p text:style-name="P12">understanding</text:p>
          </table:table-cell>
        </table:table-row>
        <table:table-row>
          <table:table-cell table:style-name="表29.A2" office:value-type="string">
            <text:p text:style-name="P15">3:14</text:p>
            <text:p text:style-name="P15">כִּי טוֹב סַחְרָהּ,</text:p>
            <text:p text:style-name="P15"><text:s/>מִסְּחַר-כָּסֶף; <text:s text:c="3"/>וּמֵחָרוּץ, תְּבוּאָתָהּ.</text:p>
          </table:table-cell>
          <table:table-cell table:style-name="表29.B2" office:value-type="string">
            <text:p text:style-name="P12"/>
            <text:p text:style-name="P12"/>
            <text:p text:style-name="P12">for / good / merchandise + her</text:p>
            <text:p text:style-name="P12"/>
            <text:p text:style-name="P12">from merchandise – silver</text:p>
            <text:p text:style-name="P12"/>
            <text:p text:style-name="P12">and from gold-dust / income + her</text:p>
          </table:table-cell>
        </table:table-row>
        <table:table-row>
          <table:table-cell table:style-name="表29.A2" office:value-type="string">
            <text:p text:style-name="P21">/] 20200427_083525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428_132938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3:15</text:p>
            <text:p text:style-name="P15">יְקָרָה הִיא, מפניים (מִפְּנִינִים); <text:s text:c="3"/>וְכָל-חֲפָצֶיךָ, </text:p>
            <text:p text:style-name="P15">לֹא יִשְׁווּ-בָהּ.</text:p>
          </table:table-cell>
          <table:table-cell table:style-name="表29.B2" office:value-type="string">
            <text:p text:style-name="P12"/>
            <text:p text:style-name="P12"/>
            <text:p text:style-name="P12">precious / she / from rubies</text:p>
            <text:p text:style-name="P12"/>
            <text:p text:style-name="P12">and all – desires + thee</text:p>
            <text:p text:style-name="P12"/>
            <text:p text:style-name="P12"/>
            <text:p text:style-name="P12">not to be in equal – in her</text:p>
          </table:table-cell>
        </table:table-row>
        <table:table-row>
          <table:table-cell table:style-name="表29.A2" office:value-type="string">
            <text:p text:style-name="P15">3:16</text:p>
            <text:p text:style-name="P15">אֹרֶךְ יָמִים, בִּימִינָהּ; <text:s text:c="3"/>בִּשְׂמֹאולָהּ, עֹשֶׁר וְכָבוֹד.</text:p>
          </table:table-cell>
          <table:table-cell table:style-name="表29.B2" office:value-type="string">
            <text:p text:style-name="P12"/>
            <text:p text:style-name="P12"/>
            <text:p text:style-name="P12">length / days / in right hand + her</text:p>
            <text:p text:style-name="P12"/>
            <text:p text:style-name="P12">in left hand + her / riches</text:p>
            <text:p text:style-name="P12"/>
            <text:p text:style-name="P12">and glory</text:p>
          </table:table-cell>
        </table:table-row>
        <table:table-row>
          <table:table-cell table:style-name="表29.A2" office:value-type="string">
            <text:p text:style-name="P15">3:17</text:p>
            <text:p text:style-name="P15"><text:s/>דְּרָכֶיהָ דַרְכֵי-נֹעַם; <text:s text:c="3"/>וְכָל-נְתִיבוֹתֶיהָ שָׁלוֹם.</text:p>
          </table:table-cell>
          <table:table-cell table:style-name="表29.B2" office:value-type="string">
            <text:p text:style-name="P12"/>
            <text:p text:style-name="P12"/>
            <text:p text:style-name="P12">ways + her / ways – pleasantness</text:p>
            <text:p text:style-name="P12">and all – tracks + her / peace</text:p>
          </table:table-cell>
        </table:table-row>
        <table:table-row>
          <table:table-cell table:style-name="表29.A2" office:value-type="string">
            <text:p text:style-name="P15">3:18</text:p>
            <text:p text:style-name="P15">עֵץ-חַיִּים הִיא, לַמַּחֲזִיקִים בָּהּ; <text:s text:c="3"/>וְתֹמְכֶיהָ מְאֻשָּׁר.</text:p>
          </table:table-cell>
          <table:table-cell table:style-name="表29.B2" office:value-type="string">
            <text:p text:style-name="P12"/>
            <text:p text:style-name="P12"/>
            <text:p text:style-name="P12">tree – lives / she</text:p>
            <text:p text:style-name="P12"/>
            <text:p text:style-name="P12">to. ones holding fast / in her</text:p>
            <text:p text:style-name="P12"/>
            <text:p text:style-name="P12">and ones upholding + her / being made happy</text:p>
            <text:p text:style-name="P12"/>
          </table:table-cell>
        </table:table-row>
        <table:table-row>
          <table:table-cell table:style-name="表29.A2" office:value-type="string">
            <text:p text:style-name="P15">3:19</text:p>
            <text:p text:style-name="P15"><text:s/>יְהוָה--בְּחָכְמָה יָסַד-אָרֶץ; <text:s/></text:p>
            <text:p text:style-name="P15"><text:s text:c="2"/>כּוֹנֵן שָׁמַיִם, בִּתְבוּנָה.</text:p>
          </table:table-cell>
          <table:table-cell table:style-name="表29.B2" office:value-type="string">
            <text:p text:style-name="P12"/>
            <text:p text:style-name="P12"/>
            <text:p text:style-name="P12">jehovah – wisdom / to found – land</text:p>
            <text:p text:style-name="P12"/>
            <text:p text:style-name="P12"/>
            <text:p text:style-name="P12">to establish / heavens / in understanding</text:p>
          </table:table-cell>
        </table:table-row>
        <text:soft-page-break/>
        <table:table-row>
          <table:table-cell table:style-name="表29.A2" office:value-type="string">
            <text:p text:style-name="P21">/] 20200428_140419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429_11250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0</text:p>
            <text:p text:style-name="P15">בְּדַעְתּוֹ, תְּהוֹמוֹת נִבְקָעוּ; <text:s text:c="3"/>וּשְׁחָקִים, יִרְעֲפוּ-טָל.</text:p>
          </table:table-cell>
          <table:table-cell table:style-name="表29.B2" office:value-type="string">
            <text:p text:style-name="P12"/>
            <text:p text:style-name="P12"/>
            <text:p text:style-name="P12">in knowledge + his / abysses</text:p>
            <text:p text:style-name="P12"/>
            <text:p text:style-name="P12">to be rent / and skies</text:p>
            <text:p text:style-name="P12"/>
            <text:p text:style-name="P12">to be dripping - night-mist</text:p>
          </table:table-cell>
        </table:table-row>
        <table:table-row>
          <table:table-cell table:style-name="表29.A2" office:value-type="string">
            <text:p text:style-name="P15">3:21</text:p>
            <text:p text:style-name="P15">בְּנִי, אַל-יָלֻזוּ </text:p>
            <text:p text:style-name="P15">מֵעֵינֶיךָ; <text:s text:c="3"/>נְצֹר </text:p>
            <text:p text:style-name="P15">תֻּשִׁיָּה, וּמְזִמָּה.</text:p>
          </table:table-cell>
          <table:table-cell table:style-name="表29.B2" office:value-type="string">
            <text:p text:style-name="P12"/>
            <text:p text:style-name="P12"/>
            <text:p text:style-name="P12">son + my / must not – to deviate</text:p>
            <text:p text:style-name="P12"/>
            <text:p text:style-name="P12">from eyes + thy / to preserve</text:p>
            <text:p text:style-name="P12"/>
            <text:p text:style-name="P12">reality / and plan</text:p>
          </table:table-cell>
        </table:table-row>
        <table:table-row>
          <table:table-cell table:style-name="表29.A2" office:value-type="string">
            <text:p text:style-name="P15">3:22</text:p>
            <text:p text:style-name="P15"><text:s/>וְיִהְיוּ חַיִּים לְנַפְשֶׁךָ; <text:s text:c="3"/>וְחֵן, לְגַרְגְּרֹתֶיךָ.</text:p>
          </table:table-cell>
          <table:table-cell table:style-name="表29.B2" office:value-type="string">
            <text:p text:style-name="P12"/>
            <text:p text:style-name="P12"/>
            <text:p text:style-name="P12">and to become / lives / to soul + thee</text:p>
            <text:p text:style-name="P12">and grace / to throats + thee</text:p>
          </table:table-cell>
        </table:table-row>
        <table:table-row>
          <table:table-cell table:style-name="表29.A2" office:value-type="string">
            <text:p text:style-name="P15">3:23</text:p>
            <text:p text:style-name="P15">כג <text:s/>אָז תֵּלֵךְ לָבֶטַח </text:p>
            <text:p text:style-name="P15">דַּרְכֶּךָ; <text:s text:c="3"/>וְרַגְלְךָ, לֹא תִגּוֹף.</text:p>
          </table:table-cell>
          <table:table-cell table:style-name="表29.B2" office:value-type="string">
            <text:p text:style-name="P12"/>
            <text:p text:style-name="P12"/>
            <text:p text:style-name="P12">/ then / you shall go / to trusting</text:p>
            <text:p text:style-name="P12"/>
            <text:p text:style-name="P12">ways + thy / and foot + thy / not</text:p>
            <text:p text:style-name="P12"/>
            <text:p text:style-name="P12">to strike</text:p>
          </table:table-cell>
        </table:table-row>
        <table:table-row>
          <table:table-cell table:style-name="表29.A2" office:value-type="string">
            <text:p text:style-name="P15">3:24</text:p>
            <text:p text:style-name="P15">כד <text:s/>אִם-תִּשְׁכַּב לֹא-תִפְחָד; </text:p>
            <text:p text:style-name="P15"><text:s text:c="3"/>וְשָׁכַבְתָּ, וְעָרְבָה <text:soft-page-break/>שְׁנָתֶךָ.</text:p>
          </table:table-cell>
          <table:table-cell table:style-name="表29.B2" office:value-type="string">
            <text:p text:style-name="P12"/>
            <text:p text:style-name="P12"/>
            <text:p text:style-name="P12">if – to lie down / not – to be afraid</text:p>
            <text:p text:style-name="P12"/>
            <text:p text:style-name="P12"/>
            <text:p text:style-name="P12">and to lie down / and congenial</text:p>
            <text:p text:style-name="P12"><text:soft-page-break/>sleep + thy</text:p>
          </table:table-cell>
        </table:table-row>
        <table:table-row>
          <table:table-cell table:style-name="表29.A2" office:value-type="string">
            <text:p text:style-name="P21">/] 20200429_114008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430_0919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5</text:p>
            <text:p text:style-name="P15">כה <text:s/>אַל-תִּירָא, מִפַּחַד פִּתְאֹם; <text:s text:c="3"/>וּמִשֹּׁאַת רְשָׁעִים, כִּי תָבֹא.</text:p>
          </table:table-cell>
          <table:table-cell table:style-name="表29.B2" office:value-type="string">
            <text:p text:style-name="P12"/>
            <text:p text:style-name="P12"/>
            <text:p text:style-name="P12">must not – to fear / from alarm</text:p>
            <text:p text:style-name="P12"/>
            <text:p text:style-name="P12">sudden / and devastation</text:p>
            <text:p text:style-name="P12"/>
            <text:p text:style-name="P12">wicked ones / that / to come</text:p>
            <text:p text:style-name="P12"/>
            <text:p text:style-name="P12"/>
          </table:table-cell>
        </table:table-row>
        <table:table-row>
          <table:table-cell table:style-name="表29.A2" office:value-type="string">
            <text:p text:style-name="P15">3:26</text:p>
            <text:p text:style-name="P15">כו <text:s/>כִּי-יְהוָה, יִהְיֶה בְכִסְלֶךָ; <text:s text:c="3"/>וְשָׁמַר</text:p>
            <text:p text:style-name="P15"><text:s/>רַגְלְךָ מִלָּכֶד.<text:tab/></text:p>
          </table:table-cell>
          <table:table-cell table:style-name="表29.B2" office:value-type="string">
            <text:p text:style-name="P12"/>
            <text:p text:style-name="P12"/>
            <text:p text:style-name="P12">that – jehovah / to be</text:p>
            <text:p text:style-name="P12"/>
            <text:p text:style-name="P12">in confidence + thee / and to keep</text:p>
            <text:p text:style-name="P12">foot + thy</text:p>
          </table:table-cell>
        </table:table-row>
        <table:table-row>
          <table:table-cell table:style-name="表29.A2" office:value-type="string">
            <text:p text:style-name="P15">3:27</text:p>
            <text:p text:style-name="P15">כז <text:s/>אַל-תִּמְנַע-טוֹב מִבְּעָלָיו-- <text:s text:c="3"/>בִּהְיוֹת לְאֵל ידיך (יָדְךָ) לַעֲשׂוֹת.</text:p>
          </table:table-cell>
          <table:table-cell table:style-name="表29.B2" office:value-type="string">
            <text:p text:style-name="P12"/>
            <text:p text:style-name="P12"/>
            <text:p text:style-name="P12">must not – withhold – good</text:p>
            <text:p text:style-name="P12"/>
            <text:p text:style-name="P12">from possessors + his / in. to be</text:p>
            <text:p text:style-name="P12"/>
            <text:p text:style-name="P12">to. disposal / hands + thy</text:p>
            <text:p text:style-name="P12"/>
            <text:p text:style-name="P12">to. to do</text:p>
          </table:table-cell>
        </table:table-row>
        <table:table-row>
          <table:table-cell table:style-name="表29.A2" office:value-type="string">
            <text:p text:style-name="P15">3:28</text:p>
            <text:p text:style-name="P15">כח <text:s/>אַל-תֹּאמַר לרעיך (לְרֵעֲךָ), לֵךְ וָשׁוּב--וּמָחָר אֶתֵּן; <text:s text:c="3"/>וְיֵשׁ <text:soft-page-break/>אִתָּךְ.</text:p>
          </table:table-cell>
          <table:table-cell table:style-name="表29.B2" office:value-type="string">
            <text:p text:style-name="P12"/>
            <text:p text:style-name="P12"/>
            <text:p text:style-name="P12">must not – to say / to associates + thy</text:p>
            <text:p text:style-name="P12">to go / and to return</text:p>
            <text:p text:style-name="P12"/>
            <text:p text:style-name="P12">and tomorrow / to give / and <text:soft-page-break/>there is</text:p>
            <text:p text:style-name="P12">with + thee</text:p>
          </table:table-cell>
        </table:table-row>
        <table:table-row>
          <table:table-cell table:style-name="表29.A2" office:value-type="string">
            <text:p text:style-name="P15">3:29</text:p>
            <text:p text:style-name="P15">כט <text:s/>אַל-תַּחֲרֹשׁ עַל-רֵעֲךָ רָעָה; <text:s text:c="3"/>וְהוּא-יוֹשֵׁב לָבֶטַח אִתָּךְ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plow / on -</text:p>
            <text:p text:style-name="P12"/>
            <text:p text:style-name="P12">associates + thy / evil / and he -</text:p>
            <text:p text:style-name="P12"/>
            <text:p text:style-name="P12">one – dwelling / to. to trust / with thee</text:p>
          </table:table-cell>
        </table:table-row>
        <table:table-row>
          <table:table-cell table:style-name="表29.A2" office:value-type="string">
            <text:p text:style-name="P21">/] 20200430_093545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01_17035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0</text:p>
            <text:p text:style-name="P15">אַל-תרוב (תָּרִיב) </text:p>
            <text:p text:style-name="P15">עִם-אָדָם חִנָּם-- <text:s text:c="2"/></text:p>
            <text:p text:style-name="P15"><text:s/>אִם-לֹא גְמָלְךָ רָעָה.</text:p>
          </table:table-cell>
          <table:table-cell table:style-name="表29.B2" office:value-type="string">
            <text:p text:style-name="P12"/>
            <text:p text:style-name="P12"/>
            <text:p text:style-name="P12">must not / to contend</text:p>
            <text:p text:style-name="P12"/>
            <text:p text:style-name="P12">with – man / gratuitously</text:p>
            <text:p text:style-name="P12"/>
            <text:p text:style-name="P12">if – not / to requit + thee / evil</text:p>
          </table:table-cell>
        </table:table-row>
        <table:table-row>
          <table:table-cell table:style-name="表29.A2" office:value-type="string">
            <text:p text:style-name="P15">3:31</text:p>
            <text:p text:style-name="P15">לא <text:s/>אַל-תְּקַנֵּא, בְּאִישׁ חָמָס; <text:s text:c="3"/>וְאַל-תִּבְחַר, בְּכָל-דְּרָכָיו.</text:p>
          </table:table-cell>
          <table:table-cell table:style-name="表29.B2" office:value-type="string">
            <text:p text:style-name="P12"/>
            <text:p text:style-name="P12"/>
            <text:p text:style-name="P12">must not – to be jealous / in man</text:p>
            <text:p text:style-name="P12"/>
            <text:p text:style-name="P12">violence / and must not – to choose</text:p>
            <text:p text:style-name="P12">in all – ways + his</text:p>
          </table:table-cell>
        </table:table-row>
        <table:table-row>
          <table:table-cell table:style-name="表29.A2" office:value-type="string">
            <text:p text:style-name="P15">3:32</text:p>
            <text:p text:style-name="P15">לב <text:s/>כִּי תוֹעֲבַת יְהוָה נָלוֹז; <text:s text:c="3"/>וְאֶת-יְשָׁרִים סוֹדוֹ.</text:p>
          </table:table-cell>
          <table:table-cell table:style-name="表29.B2" office:value-type="string">
            <text:p text:style-name="P12"/>
            <text:p text:style-name="P12"/>
            <text:p text:style-name="P12">that / abhorrence / jehovah</text:p>
            <text:p text:style-name="P12"/>
            <text:p text:style-name="P12">one being devious / and with – upright ones</text:p>
            <text:p text:style-name="P12">deliberation + his</text:p>
          </table:table-cell>
        </table:table-row>
        <table:table-row>
          <table:table-cell table:style-name="表29.A2" office:value-type="string">
            <text:p text:style-name="P15">3:33</text:p>
            <text:p text:style-name="P15"><text:soft-page-break/>לג <text:s/>מְאֵרַת יְהוָה, בְּבֵית רָשָׁע; <text:s text:c="3"/>וּנְוֵה </text:p>
            <text:p text:style-name="P15">צַדִּיקִים יְבָר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</text:p>
            <text:p text:style-name="P12">curse / jehovah / in house</text:p>
            <text:p text:style-name="P12">wicked ones / and homestead</text:p>
            <text:p text:style-name="P12"/>
            <text:p text:style-name="P12">righteous ones / to bless</text:p>
          </table:table-cell>
        </table:table-row>
        <table:table-row>
          <table:table-cell table:style-name="表29.A2" office:value-type="string">
            <text:p text:style-name="P21">/] 20200501_171408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02_0914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4</text:p>
            <text:p text:style-name="P15">אִם-לַלֵּצִים הוּא-יָלִיץ; <text:s text:c="3"/>ולעניים (וְלַעֲנָוִים),</text:p>
            <text:p text:style-name="P15"><text:s/>יִתֶּן-חֵן.</text:p>
          </table:table-cell>
          <table:table-cell table:style-name="表29.B2" office:value-type="string">
            <text:p text:style-name="P12"/>
            <text:p text:style-name="P12"/>
            <text:p text:style-name="P12">if – to. ones mocking / he – to mock</text:p>
            <text:p text:style-name="P12">and to. humble ones</text:p>
            <text:p text:style-name="P12"/>
            <text:p text:style-name="P12">to give - grace</text:p>
          </table:table-cell>
        </table:table-row>
        <table:table-row>
          <table:table-cell table:style-name="表29.A2" office:value-type="string">
            <text:p text:style-name="P15">3:35</text:p>
            <text:p text:style-name="P15">לה <text:s/>כָּבוֹד, חֲכָמִים יִנְחָלוּ; <text:s text:c="3"/>וּכְסִילִים, מֵרִים קָלוֹן.</text:p>
          </table:table-cell>
          <table:table-cell table:style-name="表29.B2" office:value-type="string">
            <text:p text:style-name="P12"/>
            <text:p text:style-name="P12"/>
            <text:p text:style-name="P12">glory / wise ones</text:p>
            <text:p text:style-name="P12"/>
            <text:p text:style-name="P12">to be allotted / and ones-stupid</text:p>
            <text:p text:style-name="P12"/>
            <text:p text:style-name="P12">ones-being-raised-up / dishonor</text:p>
          </table:table-cell>
        </table:table-row>
        <table:table-row>
          <table:table-cell table:style-name="表29.A2" office:value-type="string">
            <text:p text:style-name="P15">4:1</text:p>
            <text:p text:style-name="P15">שִׁמְעוּ בָנִים, מוּסַר אָב; <text:s text:c="3"/>וְהַקְשִׁיבוּ, לָדַעַת בִּינָה.<text:tab/></text:p>
          </table:table-cell>
          <table:table-cell table:style-name="表29.B2" office:value-type="string">
            <text:p text:style-name="P12"/>
            <text:p text:style-name="P12"/>
            <text:p text:style-name="P12">listen! / sons / admonition / father</text:p>
            <text:p text:style-name="P12"/>
            <text:p text:style-name="P12">and attend! / to. to know / understanding</text:p>
          </table:table-cell>
        </table:table-row>
        <table:table-row>
          <table:table-cell table:style-name="表29.A2" office:value-type="string">
            <text:p text:style-name="P15">4:2</text:p>
            <text:p text:style-name="P15">ב <text:s/>כִּי לֶקַח טוֹב, נָתַתִּי לָכֶם; <text:s text:c="3"/>תּוֹרָתִי, אַל-תַּעֲזֹבוּ.</text:p>
          </table:table-cell>
          <table:table-cell table:style-name="表29.B2" office:value-type="string">
            <text:p text:style-name="P12"/>
            <text:p text:style-name="P12"/>
            <text:p text:style-name="P12">that influence / good / to give</text:p>
            <text:p text:style-name="P12"/>
            <text:p text:style-name="P12">to you / law + my / must not – to forsake</text:p>
          </table:table-cell>
        </table:table-row>
        <text:soft-page-break/>
        <table:table-row>
          <table:table-cell table:style-name="表29.A2" office:value-type="string">
            <text:p text:style-name="P15">4:3</text:p>
            <text:p text:style-name="P15">ג <text:s/>כִּי-בֵן, הָיִיתִי לְאָבִי; <text:s text:c="3"/>רַךְ וְיָחִיד, לִפְנֵי </text:p>
            <text:p text:style-name="P15">אִמִּי.</text:p>
          </table:table-cell>
          <table:table-cell table:style-name="表29.B2" office:value-type="string">
            <text:p text:style-name="P12"/>
            <text:p text:style-name="P12"/>
            <text:p text:style-name="P12">that – son / I was / to father + my</text:p>
            <text:p text:style-name="P12"/>
            <text:p text:style-name="P12">tender / and only child / to faces</text:p>
            <text:p text:style-name="P12"/>
            <text:p text:style-name="P12">mother + my</text:p>
          </table:table-cell>
        </table:table-row>
        <table:table-row>
          <table:table-cell table:style-name="表29.A2" office:value-type="string">
            <text:p text:style-name="P21">/] 20200502_105935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03_10373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4</text:p>
            <text:p text:style-name="P15">וַיֹּרֵנִי--וַיֹּאמֶר לִי,</text:p>
            <text:p text:style-name="P15"><text:s/>יִתְמָךְ-דְּבָרַי לִבֶּךָ; <text:s text:c="3"/>שְׁמֹר מִצְוֺתַי וֶחְיֵה.</text:p>
          </table:table-cell>
          <table:table-cell table:style-name="表29.B2" office:value-type="string">
            <text:p text:style-name="P12"/>
            <text:p text:style-name="P12"/>
            <text:p text:style-name="P12">and to direct + me – and to say / to me</text:p>
            <text:p text:style-name="P12">to uphold – words + my / heart + thy</text:p>
            <text:p text:style-name="P12">keep! / instruction + my / and live !</text:p>
          </table:table-cell>
        </table:table-row>
        <table:table-row>
          <table:table-cell table:style-name="表29.A2" office:value-type="string">
            <text:p text:style-name="P15">4:5</text:p>
            <text:p text:style-name="P15">ה <text:s/>קְנֵה חָכְמָה, קְנֵה בִינָה; <text:s text:c="3"/>אַל-תִּשְׁכַּח וְאַל-תֵּט,</text:p>
            <text:p text:style-name="P15"><text:s/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cquire! / wisdom / acquire!</text:p>
            <text:p text:style-name="P12"/>
            <text:p text:style-name="P12">understanding / must not – to forget</text:p>
            <text:p text:style-name="P12">and must not – to turn aside</text:p>
            <text:p text:style-name="P12"/>
            <text:p text:style-name="P12">from sayings – mouth + my</text:p>
          </table:table-cell>
        </table:table-row>
        <table:table-row>
          <table:table-cell table:style-name="表29.A2" office:value-type="string">
            <text:p text:style-name="P15">4:6</text:p>
            <text:p text:style-name="P15">ו <text:s/>אַל-תַּעַזְבֶהָ וְתִשְׁמְרֶךָּ; <text:s text:c="3"/>אֱהָבֶהָ וְתִצְּרֶךּ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forsake + her</text:p>
            <text:p text:style-name="P12"/>
            <text:p text:style-name="P12">and to guard + thee / love! + her</text:p>
            <text:p text:style-name="P12"/>
            <text:p text:style-name="P12">and to preserve + thee</text:p>
          </table:table-cell>
        </table:table-row>
        <table:table-row>
          <table:table-cell table:style-name="表29.A2" office:value-type="string">
            <text:p text:style-name="P15">4:7</text:p>
            <text:p text:style-name="P15"><text:soft-page-break/>ז <text:s/>רֵאשִׁית חָכְמָה, קְנֵה חָכְמָה; <text:s text:c="3"/>וּבְכָל-קִנְיָנְךָ, קְנֵה בִינָה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beginning / wisdom / acquire!</text:p>
            <text:p text:style-name="P12"/>
            <text:p text:style-name="P12">wisdom / and in all – acquisition + thy</text:p>
            <text:p text:style-name="P12">acquire! / understanding</text:p>
          </table:table-cell>
        </table:table-row>
        <table:table-row>
          <table:table-cell table:style-name="表29.A2" office:value-type="string">
            <text:p text:style-name="P15">4:8</text:p>
            <text:p text:style-name="P15">ח <text:s/>סַלְסְלֶהָ וּתְרוֹמְמֶךָּ; <text:s text:c="3"/>תְּכַבֵּדְךָ, כִּי תְחַבְּקֶנָּה.</text:p>
          </table:table-cell>
          <table:table-cell table:style-name="表29.B2" office:value-type="string">
            <text:p text:style-name="P12"/>
            <text:p text:style-name="P12"/>
            <text:p text:style-name="P12">heap up! + her / and to raise up + thee</text:p>
            <text:p text:style-name="P12">to bring glory + thee / for / to embrace + her</text:p>
          </table:table-cell>
        </table:table-row>
        <table:table-row>
          <table:table-cell table:style-name="表29.A2" office:value-type="string">
            <text:p text:style-name="P21">/] 20200503_112127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04_12590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9</text:p>
            <text:p text:style-name="P15">תִּתֵּן לְרֹאשְׁךָ, לִוְיַת-חֵן; <text:s text:c="3"/>עֲטֶרֶת תִּפְאֶרֶת תְּמַגְּנֶךָּ.</text:p>
          </table:table-cell>
          <table:table-cell table:style-name="表29.B2" office:value-type="string">
            <text:p text:style-name="P12"/>
            <text:p text:style-name="P12"/>
            <text:p text:style-name="P12">to give / to. head + thy / wreath – grace</text:p>
            <text:p text:style-name="P12">crown / beauty</text:p>
            <text:p text:style-name="P12"/>
            <text:p text:style-name="P12">to award + thee</text:p>
          </table:table-cell>
        </table:table-row>
        <table:table-row>
          <table:table-cell table:style-name="表29.A2" office:value-type="string">
            <text:p text:style-name="P15">4:10</text:p>
            <text:p text:style-name="P15">י <text:s/>שְׁמַע בְּנִי, וְקַח אֲמָרָי; <text:s text:c="3"/>וְיִרְבּוּ לְךָ, שְׁנוֹת חַיִּים.<text:tab/></text:p>
          </table:table-cell>
          <table:table-cell table:style-name="表29.B2" office:value-type="string">
            <text:p text:style-name="P12"/>
            <text:p text:style-name="P12"/>
            <text:p text:style-name="P12">listen! / son + my / and take!</text:p>
            <text:p text:style-name="P12"/>
            <text:p text:style-name="P12">sayings + my / and to increase / to thee</text:p>
            <text:p text:style-name="P12">years / lives</text:p>
          </table:table-cell>
        </table:table-row>
        <table:table-row>
          <table:table-cell table:style-name="表29.A2" office:value-type="string">
            <text:p text:style-name="P15">4:11</text:p>
            <text:p text:style-name="P15">יא <text:s/>בְּדֶרֶךְ חָכְמָה, הֹרֵיתִיךָ; <text:s text:c="3"/>הִדְרַכְתִּיךָ, בְּמַעְגְּלֵי-יֹשֶׁר.<text:tab/></text:p>
          </table:table-cell>
          <table:table-cell table:style-name="表29.B2" office:value-type="string">
            <text:p text:style-name="P12"/>
            <text:p text:style-name="P12"/>
            <text:p text:style-name="P12">in way / wisdom</text:p>
            <text:p text:style-name="P12"/>
            <text:p text:style-name="P12">to direct + thee / to cause to tread + thee</text:p>
            <text:p text:style-name="P12">in rounds - uprightness</text:p>
          </table:table-cell>
        </table:table-row>
        <text:soft-page-break/>
        <table:table-row>
          <table:table-cell table:style-name="表29.A2" office:value-type="string">
            <text:p text:style-name="P15">4:12</text:p>
            <text:p text:style-name="P15">יב <text:s/>בְּלֶכְתְּךָ, לֹא-יֵצַר צַעֲדֶךָ; <text:s text:c="3"/>וְאִם-תָּרוּץ, לֹא תִכָּשֵׁל.</text:p>
          </table:table-cell>
          <table:table-cell table:style-name="表29.B2" office:value-type="string">
            <text:p text:style-name="P12"/>
            <text:p text:style-name="P12"/>
            <text:p text:style-name="P12">in. to go + thee / not – to be constricted</text:p>
            <text:p text:style-name="P12">step + thy / and if – to run</text:p>
            <text:p text:style-name="P12"/>
            <text:p text:style-name="P12">not / to stumble</text:p>
          </table:table-cell>
        </table:table-row>
        <table:table-row>
          <table:table-cell table:style-name="表29.A2" office:value-type="string">
            <text:p text:style-name="P15">4:13</text:p>
            <text:p text:style-name="P15">יג <text:s/>הַחֲזֵק בַּמּוּסָר אַל-תֶּרֶף; <text:s text:c="3"/>נִצְּרֶהָ, כִּי-הִיא חַיֶּיךָ.</text:p>
          </table:table-cell>
          <table:table-cell table:style-name="表29.B2" office:value-type="string">
            <text:p text:style-name="P12"/>
            <text:p text:style-name="P12"/>
            <text:p text:style-name="P12">hold fast! / admonition / must not – to relax</text:p>
            <text:p text:style-name="P12">to preserve + her / for – she</text:p>
            <text:p text:style-name="P12"/>
            <text:p text:style-name="P12">lives + thy</text:p>
          </table:table-cell>
        </table:table-row>
        <table:table-row>
          <table:table-cell table:style-name="表29.A2" office:value-type="string">
            <text:p text:style-name="P21">/] <office:annotation office:name="__Annotation__1923_484518897"><dc:creator>iwabuchi ken</dc:creator><dc:date>2020-05-04T13:08:16.21</dc:date><text:p text:style-name="P34"><text:span text:style-name="T9">comp</text:span></text:p></office:annotation>XXX<office:annotation-end office:name="__Annotation__1923_484518897"/>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<office:annotation office:name="__Annotation__3070_799772361"><dc:creator>iwabuchi ken</dc:creator><dc:date>2020-05-05T09:43:34.21</dc:date><text:p text:style-name="P34"><text:span text:style-name="T9">start</text:span></text:p></office:annotation>XXX<office:annotation-end office:name="__Annotation__3070_799772361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4</text:p>
            <text:p text:style-name="P15">בְּאֹרַח רְשָׁעִים,</text:p>
            <text:p text:style-name="P15"><text:s/>אַל-תָּבֹא; <text:s text:c="3"/>וְאַל-תְּאַשֵּׁר,</text:p>
            <text:p text:style-name="P15"><text:s/>בְּדֶרֶךְ רָעִים.</text:p>
          </table:table-cell>
          <table:table-cell table:style-name="表29.B2" office:value-type="string">
            <text:p text:style-name="P12"/>
            <text:p text:style-name="P12"/>
            <text:p text:style-name="P12">in path / wicked ones</text:p>
            <text:p text:style-name="P12"/>
            <text:p text:style-name="P12">must not – to come / and must </text:p>
            <text:p text:style-name="P12"/>
            <text:p text:style-name="P12">not to progress</text:p>
            <text:p text:style-name="P12"/>
            <text:p text:style-name="P12">in way / evil men</text:p>
          </table:table-cell>
        </table:table-row>
        <table:table-row>
          <table:table-cell table:style-name="表29.A2" office:value-type="string">
            <text:p text:style-name="P15">4:15</text:p>
            <text:p text:style-name="P15">טו <text:s/>פְּרָעֵהוּ אַל-תַּעֲבָר-בּוֹ; <text:s text:c="2"/></text:p>
            <text:p text:style-name="P15"><text:s/>שְׂטֵה מֵעָלָיו וַעֲבֹר.</text:p>
          </table:table-cell>
          <table:table-cell table:style-name="表29.B2" office:value-type="string">
            <text:p text:style-name="P12"/>
            <text:p text:style-name="P12"/>
            <text:p text:style-name="P12">renounce + him! / must not – to pass in him</text:p>
            <text:p text:style-name="P12"/>
            <text:p text:style-name="P12"/>
            <text:p text:style-name="P12">swerve! / from on + him / and pass!</text:p>
          </table:table-cell>
        </table:table-row>
        <table:table-row>
          <table:table-cell table:style-name="表29.A2" office:value-type="string">
            <text:p text:style-name="P15">4:16</text:p>
            <text:p text:style-name="P15"><text:soft-page-break/>טז <text:s/>כִּי לֹא יִשְׁנוּ, אִם-לֹא יָרֵעוּ; <text:s/></text:p>
            <text:p text:style-name="P15"><text:s text:c="2"/>וְנִגְזְלָה שְׁנָתָם,</text:p>
            <text:p text:style-name="P15"><text:s/>אִם-לֹא יכשולו (יַכְשִׁילוּ)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for / not / to sleep / if – not / to do evil</text:p>
            <text:p text:style-name="P12"/>
            <text:p text:style-name="P12"/>
            <text:p text:style-name="P12">and to be snatched / sleep + them</text:p>
            <text:p text:style-name="P12">if – not / to cause to stumble</text:p>
          </table:table-cell>
        </table:table-row>
        <table:table-row>
          <table:table-cell table:style-name="表29.A2" office:value-type="string">
            <text:p text:style-name="P15">4:17</text:p>
            <text:p text:style-name="P15">יז <text:s/>כִּי לָחֲמוּ, לֶחֶם רֶשַׁע; <text:s text:c="3"/>וְיֵין חֲמָסִים יִשְׁתּוּ.<text:tab/></text:p>
          </table:table-cell>
          <table:table-cell table:style-name="表29.B2" office:value-type="string">
            <text:p text:style-name="P12"/>
            <text:p text:style-name="P12"/>
            <text:p text:style-name="P12">for / to dine / bread</text:p>
            <text:p text:style-name="P12"/>
            <text:p text:style-name="P12">wickedness / and wine / violences</text:p>
            <text:p text:style-name="P12">to drink</text:p>
          </table:table-cell>
        </table:table-row>
        <table:table-row>
          <table:table-cell table:style-name="表29.A2" office:value-type="string">
            <text:p text:style-name="P15">4:18</text:p>
            <text:p text:style-name="P15">יח <text:s/>וְאֹרַח צַדִּיקִים, כְּאוֹר נֹגַהּ: <text:s text:c="3"/>הוֹלֵךְ וָאוֹר, עַד-נְכוֹן הַיּוֹם.</text:p>
          </table:table-cell>
          <table:table-cell table:style-name="表29.B2" office:value-type="string">
            <text:p text:style-name="P12"/>
            <text:p text:style-name="P12"/>
            <text:p text:style-name="P12">and path / righteous ones</text:p>
            <text:p text:style-name="P12"/>
            <text:p text:style-name="P12">as light / brightness / going</text:p>
            <text:p text:style-name="P12"/>
            <text:p text:style-name="P12">and enlighting / until – be established / the day</text:p>
          </table:table-cell>
        </table:table-row>
        <table:table-row>
          <table:table-cell table:style-name="表29.A2" office:value-type="string">
            <text:p text:style-name="P21">/] <office:annotation office:name="__Annotation__3098_799772361"><dc:creator>iwabuchi ken</dc:creator><dc:date>2020-05-05T10:13:42.23</dc:date><text:p text:style-name="P34"><text:span text:style-name="T9">end</text:span></text:p></office:annotation>XXX<office:annotation-end office:name="__Annotation__3098_799772361"/>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<office:annotation office:name="__Annotation__1666_1309051837"><dc:creator>iwabuchi ken</dc:creator><dc:date>2020-05-06T08:58:14.23</dc:date><text:p text:style-name="P34"><text:span text:style-name="T9">start</text:span></text:p></office:annotation>XXX<office:annotation-end office:name="__Annotation__1666_1309051837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9</text:p>
            <text:p text:style-name="P15"><text:s/>דֶּרֶךְ רְשָׁעִים, כָּאֲפֵלָה: <text:s text:c="3"/>לֹא יָדְעוּ, בַּמֶּה יִכָּשֵׁלוּ.</text:p>
          </table:table-cell>
          <table:table-cell table:style-name="表29.B2" office:value-type="string">
            <text:p text:style-name="P12"/>
            <text:p text:style-name="P12"/>
            <text:p text:style-name="P12">way / wicked ones / like gloom</text:p>
            <text:p text:style-name="P12"/>
            <text:p text:style-name="P12">not / to know / in what? / to stumble</text:p>
          </table:table-cell>
        </table:table-row>
        <table:table-row>
          <table:table-cell table:style-name="表29.A2" office:value-type="string">
            <text:p text:style-name="P15">4:20</text:p>
            <text:p text:style-name="P15">כ <text:s/>בְּנִי, לִדְבָרַי <text:soft-page-break/>הַקְשִׁיבָה; <text:s text:c="3"/>לַאֲמָרַ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ords + my</text:p>
            <text:p text:style-name="P12"/>
            <text:p text:style-name="P12"><text:soft-page-break/></text:p>
            <text:p text:style-name="P12">attend! / to saying + my</text:p>
            <text:p text:style-name="P12">stretch out! - ear + thy</text:p>
          </table:table-cell>
        </table:table-row>
        <table:table-row>
          <table:table-cell table:style-name="表29.A2" office:value-type="string">
            <text:p text:style-name="P15">4:21</text:p>
            <text:p text:style-name="P15">כא <text:s/>אַל-יַלִּיזוּ מֵעֵינֶיךָ; <text:s text:c="3"/>שָׁמְרֵם, בְּתוֹךְ לְבָבֶךָ.</text:p>
          </table:table-cell>
          <table:table-cell table:style-name="表29.B2" office:value-type="string">
            <text:p text:style-name="P12"/>
            <text:p text:style-name="P12"/>
            <text:p text:style-name="P12">must not – to deviate / from eyes + thy</text:p>
            <text:p text:style-name="P12">keep them ! / in midst / heart + thy</text:p>
          </table:table-cell>
        </table:table-row>
        <table:table-row>
          <table:table-cell table:style-name="表29.A2" office:value-type="string">
            <text:p text:style-name="P15">4:22</text:p>
            <text:p text:style-name="P15">כב <text:s/>כִּי-חַיִּים הֵם, לְמֹצְאֵיהֶם; <text:s/></text:p>
            <text:p text:style-name="P15"><text:s text:c="2"/>וּלְכָל-בְּשָׂרוֹ מַרְפֵּא.<text:tab/></text:p>
          </table:table-cell>
          <table:table-cell table:style-name="表29.B2" office:value-type="string">
            <text:p text:style-name="P12"/>
            <text:p text:style-name="P12"/>
            <text:p text:style-name="P12">for – lives / they</text:p>
            <text:p text:style-name="P12"/>
            <text:p text:style-name="P12">to. ones finding + them </text:p>
            <text:p text:style-name="P12"/>
            <text:p text:style-name="P12">and to. all – flesh + his / health</text:p>
          </table:table-cell>
        </table:table-row>
        <table:table-row>
          <table:table-cell table:style-name="表29.A2" office:value-type="string">
            <text:p text:style-name="P15">4:23</text:p>
            <text:p text:style-name="P15">כג <text:s/>מִכָּל-מִשְׁמָר, נְצֹר לִבֶּךָ: <text:s text:c="3"/>כִּי-מִמֶּנּוּ, תּוֹצְאוֹת חַיִּים.</text:p>
          </table:table-cell>
          <table:table-cell table:style-name="表29.B2" office:value-type="string">
            <text:p text:style-name="P12"/>
            <text:p text:style-name="P12"/>
            <text:p text:style-name="P12">from any – guard / preserve!</text:p>
            <text:p text:style-name="P12"/>
            <text:p text:style-name="P12">heart + thy / for – from + him</text:p>
            <text:p text:style-name="P12"/>
            <text:p text:style-name="P12">to exit / lives</text:p>
          </table:table-cell>
        </table:table-row>
        <table:table-row>
          <table:table-cell table:style-name="表29.A2" office:value-type="string">
            <text:p text:style-name="P21">/] XXX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<office:annotation office:name="__Annotation__6846_106191355"><dc:creator>iwabuchi ken</dc:creator><dc:date>2020-05-07T14:44:51.27</dc:date><text:p text:style-name="P34"><text:span text:style-name="T9">s.</text:span></text:p></office:annotation>XXX<office:annotation-end office:name="__Annotation__6846_106191355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24</text:p>
            <text:p text:style-name="P15">הָסֵר מִמְּךָ, עִקְּשׁוּת פֶּה; <text:s text:c="3"/>וּלְזוּת שְׂפָתַיִם, הַרְחֵק מִמֶּךָּ.</text:p>
          </table:table-cell>
          <table:table-cell table:style-name="表29.B2" office:value-type="string">
            <text:p text:style-name="P12"/>
            <text:p text:style-name="P12"/>
            <text:p text:style-name="P12">put away! / from + thee / per<text:span text:style-name="T8">versity</text:span></text:p>
            <text:p text:style-name="P13">mouth / and deviation / lips</text:p>
            <text:p text:style-name="P13"/>
            <text:p text:style-name="P13">put far! / from + thee</text:p>
          </table:table-cell>
        </table:table-row>
        <table:table-row>
          <table:table-cell table:style-name="表29.A2" office:value-type="string">
            <text:p text:style-name="P15">4:25</text:p>
            <text:p text:style-name="P15"><text:soft-page-break/>כה <text:s/>עֵינֶיךָ, לְנֹכַח יַבִּיטוּ; <text:s text:c="3"/>וְעַפְעַפֶּיךָ, יַיְשִׁרוּ נֶגְדֶּךָ.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eyes + thy / to. ahead / to look</text:p>
            <text:p text:style-name="P12"/>
            <text:p text:style-name="P12">and eyelids + thy / to be straight / in front of + thee</text:p>
          </table:table-cell>
        </table:table-row>
        <table:table-row>
          <table:table-cell table:style-name="表29.A2" office:value-type="string">
            <text:p text:style-name="P15">4:26</text:p>
            <text:p text:style-name="P15">כו <text:s/>פַּלֵּס, מַעְגַּל רַגְלֶךָ; <text:s text:c="3"/>וְכָל-דְּרָכֶיךָ יִכֹּנוּ.</text:p>
          </table:table-cell>
          <table:table-cell table:style-name="表29.B2" office:value-type="string">
            <text:p text:style-name="P12"/>
            <text:p text:style-name="P12"/>
            <text:p text:style-name="P12">ponder! / round / foot + thy</text:p>
            <text:p text:style-name="P12"/>
            <text:p text:style-name="P12">and all – ways + thy / to be established</text:p>
          </table:table-cell>
        </table:table-row>
        <table:table-row>
          <table:table-cell table:style-name="表29.A2" office:value-type="string">
            <text:p text:style-name="P15">4:27</text:p>
            <text:p text:style-name="P15">כז <text:s/>אַל-תֵּט-יָמִין וּשְׂמֹאול; <text:s text:c="3"/>הָסֵר רַגְלְךָ מֵרָע.</text:p>
          </table:table-cell>
          <table:table-cell table:style-name="表29.B2" office:value-type="string">
            <text:p text:style-name="P12"/>
            <text:p text:style-name="P12"/>
            <text:p text:style-name="P12">must not – to turn aside – right</text:p>
            <text:p text:style-name="P12"/>
            <text:p text:style-name="P12">and left / take away! / foot + thy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5:1</text:p>
            <text:p text:style-name="P15">בְּנִי, לְחָכְמָתִי הַקְשִׁיבָה; <text:s text:c="3"/>לִתְבוּנָתִ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isdom+my</text:p>
            <text:p text:style-name="P12"/>
            <text:p text:style-name="P12">attend! / to. understanding+my</text:p>
            <text:p text:style-name="P12"/>
            <text:p text:style-name="P12">stretch out! - ear+thy</text:p>
          </table:table-cell>
        </table:table-row>
        <table:table-row>
          <table:table-cell table:style-name="表29.A2" office:value-type="string">
            <text:p text:style-name="P21">/] <office:annotation office:name="__Annotation__6879_106191355"><dc:creator>iwabuchi ken</dc:creator><dc:date>2020-05-07T14:58:47.27</dc:date><text:p text:style-name="P34"><text:span text:style-name="T9">e</text:span></text:p></office:annotation>XXX<office:annotation-end office:name="__Annotation__6879_106191355"/>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09_08293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</text:p>
            <text:p text:style-name="P15">לִשְׁמֹר מְזִמּוֹת; <text:s text:c="3"/>וְדַעַת, שְׂפָתֶיךָ יִנְצֹרוּ.<text:tab/></text:p>
          </table:table-cell>
          <table:table-cell table:style-name="表29.B2" office:value-type="string">
            <text:p text:style-name="P12"/>
            <text:p text:style-name="P12"/>
            <text:p text:style-name="P12">to. to guard / plans</text:p>
            <text:p text:style-name="P12"/>
            <text:p text:style-name="P12">and knowledge / lips + thy / to preserve</text:p>
          </table:table-cell>
        </table:table-row>
        <table:table-row>
          <table:table-cell table:style-name="表29.A2" office:value-type="string">
            <text:p text:style-name="P15">5:3</text:p>
            <text:p text:style-name="P15">ג <text:s/>כִּי נֹפֶת תִּטֹּפְנָה, <text:soft-page-break/>שִׂפְתֵי זָרָה; <text:s text:c="3"/>וְחָלָק מִשֶּׁמֶן חִכָּהּ.<text:tab/></text:p>
          </table:table-cell>
          <table:table-cell table:style-name="表29.B2" office:value-type="string">
            <text:p text:style-name="P12"/>
            <text:p text:style-name="P12"/>
            <text:p text:style-name="P12">for / honey-drip / to be dropping</text:p>
            <text:p text:style-name="P12"><text:soft-page-break/>lips / alien-woman / and slick</text:p>
            <text:p text:style-name="P12"/>
            <text:p text:style-name="P12">from oil / palate + her</text:p>
          </table:table-cell>
        </table:table-row>
        <table:table-row>
          <table:table-cell table:style-name="表29.A2" office:value-type="string">
            <text:p text:style-name="P15">5:4</text:p>
            <text:p text:style-name="P15">ד <text:s/>וְאַחֲרִיתָהּ, מָרָה כַלַּעֲנָה; <text:s text:c="3"/>חַדָּה, כְּחֶרֶב פִּיּוֹת.<text:tab/></text:p>
          </table:table-cell>
          <table:table-cell table:style-name="表29.B2" office:value-type="string">
            <text:p text:style-name="P12"/>
            <text:p text:style-name="P12"/>
            <text:p text:style-name="P12">and last + her / bitter</text:p>
            <text:p text:style-name="P12"/>
            <text:p text:style-name="P12">as wormwood / sharp / as sword</text:p>
            <text:p text:style-name="P12"/>
            <text:p text:style-name="P12">two-edges</text:p>
          </table:table-cell>
        </table:table-row>
        <table:table-row>
          <table:table-cell table:style-name="表29.A2" office:value-type="string">
            <text:p text:style-name="P15">5:5</text:p>
            <text:p text:style-name="P15">ה <text:s/>רַגְלֶיהָ, יֹרְדוֹת מָוֶת; <text:s text:c="3"/>שְׁאוֹל, צְעָדֶיהָ יִתְמֹכוּ.<text:tab/></text:p>
          </table:table-cell>
          <table:table-cell table:style-name="表29.B2" office:value-type="string">
            <text:p text:style-name="P12"/>
            <text:p text:style-name="P12"/>
            <text:p text:style-name="P12">feet + her / ones-descending / death</text:p>
            <text:p text:style-name="P12">unseen / steps + her / to be upholding</text:p>
          </table:table-cell>
        </table:table-row>
        <table:table-row>
          <table:table-cell table:style-name="表29.A2" office:value-type="string">
            <text:p text:style-name="P15">5:6</text:p>
            <text:p text:style-name="P15">ו <text:s/>אֹרַח חַיִּים, פֶּן-תְּפַלֵּס; <text:s text:c="3"/></text:p>
            <text:p text:style-name="P15">נָעוּ מַעְגְּלֹתֶיהָ, לֹא תֵדָע.</text:p>
          </table:table-cell>
          <table:table-cell table:style-name="表29.B2" office:value-type="string">
            <text:p text:style-name="P12"/>
            <text:p text:style-name="P12"/>
            <text:p text:style-name="P12">paths / lives / lest – to be pondering</text:p>
            <text:p text:style-name="P12"/>
            <text:p text:style-name="P12"/>
            <text:p text:style-name="P12">to rove / rounds + her / not</text:p>
            <text:p text:style-name="P12"/>
            <text:p text:style-name="P12">to be knowing</text:p>
          </table:table-cell>
        </table:table-row>
        <table:table-row>
          <table:table-cell table:style-name="表29.A2" office:value-type="string">
            <text:p text:style-name="P21">/] 20200509_084748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7</text:p>
            <text:p text:style-name="P15">וְעַתָּה בָנִים, שִׁמְעוּ-לִי; <text:s text:c="3"/>וְאַל-תָּסוּרוּ, </text:p>
            <text:p text:style-name="P15"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nd now / sons / listen! - to me</text:p>
            <text:p text:style-name="P12"/>
            <text:p text:style-name="P12">and must not – to withdraw</text:p>
            <text:p text:style-name="P12"/>
            <text:p text:style-name="P12">from sayings – mouth + my</text:p>
          </table:table-cell>
        </table:table-row>
        <text:soft-page-break/>
        <table:table-row>
          <table:table-cell table:style-name="表29.A2" office:value-type="string">
            <text:p text:style-name="P15">5:8</text:p>
            <text:p text:style-name="P15">ח <text:s/>הַרְחֵק מֵעָלֶיהָ דַרְכֶּךָ; <text:s text:c="3"/>וְאַל-תִּקְרַב, אֶל-פֶּתַח בֵּיתָהּ.</text:p>
          </table:table-cell>
          <table:table-cell table:style-name="表29.B2" office:value-type="string">
            <text:p text:style-name="P12"/>
            <text:p text:style-name="P12"/>
            <text:p text:style-name="P12">keep far! / from on + her</text:p>
            <text:p text:style-name="P12"/>
            <text:p text:style-name="P12">way + thy / and must not – to go near</text:p>
            <text:p text:style-name="P12">to – portal / house + her</text:p>
          </table:table-cell>
        </table:table-row>
        <table:table-row>
          <table:table-cell table:style-name="表29.A2" office:value-type="string">
            <text:p text:style-name="P15">5:9</text:p>
            <text:p text:style-name="P15">ט <text:s/>פֶּן-תִּתֵּן לַאֲחֵרִים הוֹדֶךָ; <text:s text:c="3"/>וּשְׁנֹתֶיךָ, לְאַכְזָרִי.<text:tab/></text:p>
          </table:table-cell>
          <table:table-cell table:style-name="表29.B2" office:value-type="string">
            <text:p text:style-name="P12"/>
            <text:p text:style-name="P12"/>
            <text:p text:style-name="P12">lest – to give / to. others</text:p>
            <text:p text:style-name="P12"/>
            <text:p text:style-name="P12">splendor + thy / and years + thy</text:p>
            <text:p text:style-name="P12"/>
            <text:p text:style-name="P12">to. cruel one</text:p>
          </table:table-cell>
        </table:table-row>
        <table:table-row>
          <table:table-cell table:style-name="表29.A2" office:value-type="string">
            <text:p text:style-name="P15">5:10</text:p>
            <text:p text:style-name="P15">י <text:s/>פֶּן-יִשְׂבְּעוּ זָרִים</text:p>
            <text:p text:style-name="P15"><text:s/>כֹּחֶךָ; <text:s text:c="3"/>וַעֲצָבֶיךָ, </text:p>
            <text:p text:style-name="P15">בְּבֵית נָכְרִי.</text:p>
          </table:table-cell>
          <table:table-cell table:style-name="表29.B2" office:value-type="string">
            <text:p text:style-name="P12"/>
            <text:p text:style-name="P12"/>
            <text:p text:style-name="P12">lest – to surfeit / alien ones</text:p>
            <text:p text:style-name="P12"/>
            <text:p text:style-name="P12">vigor + thy / and grievous labor + thy</text:p>
            <text:p text:style-name="P12">in house / foreign one</text:p>
          </table:table-cell>
        </table:table-row>
        <table:table-row>
          <table:table-cell table:style-name="表29.A2" office:value-type="string">
            <text:p text:style-name="P15">5:11</text:p>
            <text:p text:style-name="P15">יא <text:s/>וְנָהַמְתָּ בְאַחֲרִיתֶךָ; <text:s text:c="3"/>בִּכְלוֹת בְּשָׂרְךָ, </text:p>
            <text:p text:style-name="P15">וּשְׁאֵרֶךָ.</text:p>
          </table:table-cell>
          <table:table-cell table:style-name="表29.B2" office:value-type="string">
            <text:p text:style-name="P12"/>
            <text:p text:style-name="P12"/>
            <text:p text:style-name="P12">and to growl / in latter day + thy</text:p>
            <text:p text:style-name="P12"/>
            <text:p text:style-name="P12">in. to be exhausted / flesh + thy</text:p>
            <text:p text:style-name="P12"/>
            <text:p text:style-name="P12">and remains + thy</text:p>
          </table:table-cell>
        </table:table-row>
        <table:table-row>
          <table:table-cell table:style-name="表29.A2" office:value-type="string">
            <text:p text:style-name="P15">5:12</text:p>
            <text:p text:style-name="P15">וְאָמַרְתָּ--אֵיךְ, שָׂנֵאתִי מוּסָר; <text:s text:c="3"/>וְתוֹכַחַת, </text:p>
            <text:p text:style-name="P15">נָאַץ לִבִּי.</text:p>
          </table:table-cell>
          <table:table-cell table:style-name="表29.B2" office:value-type="string">
            <text:p text:style-name="P12"/>
            <text:p text:style-name="P12"/>
            <text:p text:style-name="P12">and to say – how! / I hated</text:p>
            <text:p text:style-name="P12"/>
            <text:p text:style-name="P12">admonition / and correction</text:p>
            <text:p text:style-name="P12"/>
            <text:p text:style-name="P12">he spurned / heart + my</text:p>
          </table:table-cell>
        </table:table-row>
        <table:table-row>
          <table:table-cell table:style-name="表29.A2" office:value-type="string">
            <text:p text:style-name="P15">5:13</text:p>
            <text:p text:style-name="P15"><text:soft-page-break/>יג <text:s/>וְלֹא-שָׁמַעְתִּי, בְּקוֹל מוֹרָי; <text:s text:c="3"/>וְלִמְלַמְּדַי, </text:p>
            <text:p text:style-name="P15">לֹא-הִטִּיתִי אָזְנִי.</text:p>
          </table:table-cell>
          <table:table-cell table:style-name="表29.B2" office:value-type="string">
            <text:p text:style-name="P12"/>
            <text:p text:style-name="P12"/>
            <text:p text:style-name="P12"><text:soft-page-break/>and not – I listened / in voice</text:p>
            <text:p text:style-name="P12"/>
            <text:p text:style-name="P12">directors + my / and to. ones – teaching + me</text:p>
            <text:p text:style-name="P12">not – to stretch out / ear + my</text:p>
          </table:table-cell>
        </table:table-row>
        <table:table-row>
          <table:table-cell table:style-name="表29.A2" office:value-type="string">
            <text:p text:style-name="P15">5:14</text:p>
            <text:p text:style-name="P15">יד <text:s/>כִּמְעַט, הָיִיתִי בְכָל-רָע-- </text:p>
            <text:p text:style-name="P15"><text:s text:c="3"/>בְּתוֹךְ קָהָל וְעֵדָה.</text:p>
          </table:table-cell>
          <table:table-cell table:style-name="表29.B2" office:value-type="string">
            <text:p text:style-name="P12"/>
            <text:p text:style-name="P12"/>
            <text:p text:style-name="P12">as little / I became / in every – evil</text:p>
            <text:p text:style-name="P12"/>
            <text:p text:style-name="P12"/>
            <text:p text:style-name="P12">in midst / assembly / and congregation</text:p>
          </table:table-cell>
        </table:table-row>
        <table:table-row>
          <table:table-cell table:style-name="表29.A2" office:value-type="string">
            <text:p text:style-name="P21">/] 20200510_095211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15</text:p>
            <text:p text:style-name="P15"><text:s/>שְׁתֵה-מַיִם מִבּוֹרֶךָ; <text:s text:c="3"/>וְנֹזְלִים, מִתּוֹךְ בְּאֵרֶךָ.<text:tab/></text:p>
          </table:table-cell>
          <table:table-cell table:style-name="表29.B2" office:value-type="string">
            <text:p text:style-name="P12"/>
            <text:p text:style-name="P12"/>
            <text:p text:style-name="P12">drink! - water / from cistern+thy</text:p>
            <text:p text:style-name="P12"/>
            <text:p text:style-name="P12">and ones flowing / from midst / well+thy</text:p>
          </table:table-cell>
        </table:table-row>
        <table:table-row>
          <table:table-cell table:style-name="表29.A2" office:value-type="string">
            <text:p text:style-name="P15">5:16</text:p>
            <text:p text:style-name="P15">טז <text:s/>יָפוּצוּ מַעְיְנֹתֶיךָ חוּצָה; <text:s text:c="3"/>בָּרְחֹבוֹת, פַּלְגֵי-מָיִם.</text:p>
          </table:table-cell>
          <table:table-cell table:style-name="表29.B2" office:value-type="string">
            <text:p text:style-name="P12"/>
            <text:p text:style-name="P12"/>
            <text:p text:style-name="P12">to scatter forth / springs+thy</text:p>
            <text:p text:style-name="P12"/>
            <text:p text:style-name="P12">street / in squares</text:p>
            <text:p text:style-name="P12"/>
            <text:p text:style-name="P12">rillets - water</text:p>
          </table:table-cell>
        </table:table-row>
        <table:table-row>
          <table:table-cell table:style-name="表29.A2" office:value-type="string">
            <text:p text:style-name="P15">5:17</text:p>
            <text:p text:style-name="P15">יז <text:s/>יִהְיוּ-לְךָ לְבַדֶּךָ; <text:s text:c="3"/>וְאֵין לְזָרִים אִתָּךְ.</text:p>
          </table:table-cell>
          <table:table-cell table:style-name="表29.B2" office:value-type="string">
            <text:p text:style-name="P12"/>
            <text:p text:style-name="P12"/>
            <text:p text:style-name="P12">to be – for+thee / to. alone+thee</text:p>
            <text:p text:style-name="P12"/>
            <text:p text:style-name="P12">and not exist / to. alien ones / with+thee</text:p>
          </table:table-cell>
        </table:table-row>
        <text:soft-page-break/>
        <table:table-row>
          <table:table-cell table:style-name="表29.A2" office:value-type="string">
            <text:p text:style-name="P15">5:18</text:p>
            <text:p text:style-name="P15">יח <text:s/>יְהִי-מְקוֹרְךָ בָרוּךְ; <text:s text:c="3"/>וּשְׂמַח, מֵאֵשֶׁת נְעוּרֶךָ.<text:tab/></text:p>
          </table:table-cell>
          <table:table-cell table:style-name="表29.B2" office:value-type="string">
            <text:p text:style-name="P12"/>
            <text:p text:style-name="P12"/>
            <text:p text:style-name="P12">to become – fountain+thy / being blessed</text:p>
            <text:p text:style-name="P12">and rejoice! / from woman / youths+thy</text:p>
          </table:table-cell>
        </table:table-row>
        <table:table-row>
          <table:table-cell table:style-name="表29.A2" office:value-type="string">
            <text:p text:style-name="P15">5:19</text:p>
            <text:p text:style-name="P15">יט <text:s/>אַיֶּלֶת אֲהָבִים, <text:s text:c="3"/>וְיַעֲלַת-חֵן:</text:p>
            <text:p text:style-name="P15">דַּדֶּיהָ, יְרַוֻּךָ </text:p>
            <text:p text:style-name="P15">בְכָל-עֵת; <text:s text:c="3"/>בְּאַהֲבָתָהּ, תִּשְׁגֶּה תָמִיד.</text:p>
          </table:table-cell>
          <table:table-cell table:style-name="表29.B2" office:value-type="string">
            <text:p text:style-name="P12"/>
            <text:p text:style-name="P12"/>
            <text:p text:style-name="P12">hind / love</text:p>
            <text:p text:style-name="P12"/>
            <text:p text:style-name="P12">and ibex – grace</text:p>
            <text:p text:style-name="P12"/>
            <text:p text:style-name="P12">nipples+her / to sat<text:span text:style-name="T8">iate+thee</text:span></text:p>
            <text:p text:style-name="P13">in. all – season / in. love+her</text:p>
            <text:p text:style-name="P13"/>
            <text:p text:style-name="P13">to err / continually</text:p>
          </table:table-cell>
        </table:table-row>
        <table:table-row>
          <table:table-cell table:style-name="表29.A2" office:value-type="string">
            <text:p text:style-name="P21">/] 20200513_143853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14_10225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0</text:p>
            <text:p text:style-name="P15">וְלָמָּה תִשְׁגֶּה בְנִי בְזָרָה; <text:s text:c="3"/>וּתְחַבֵּק, </text:p>
            <text:p text:style-name="P15">חֵק נָכְרִיָּה.<text:tab/></text:p>
          </table:table-cell>
          <table:table-cell table:style-name="表29.B2" office:value-type="string">
            <text:p text:style-name="P12"/>
            <text:p text:style-name="P12"/>
            <text:p text:style-name="P12">and why? / to err / son+my</text:p>
            <text:p text:style-name="P12"/>
            <text:p text:style-name="P12">in. alien woman / and to embrace</text:p>
            <text:p text:style-name="P12">bosom / foreign woman</text:p>
          </table:table-cell>
        </table:table-row>
        <table:table-row>
          <table:table-cell table:style-name="表29.A2" office:value-type="string">
            <text:p text:style-name="P15">5:21</text:p>
            <text:p text:style-name="P15">כא <text:s/>כִּי נֹכַח, עֵינֵי יְהוָה--דַּרְכֵי-אִישׁ; <text:s text:c="3"/>וְכָל-מַעְגְּלֹתָיו מְפַלֵּס.<text:tab/></text:p>
          </table:table-cell>
          <table:table-cell table:style-name="表29.B2" office:value-type="string">
            <text:p text:style-name="P12"/>
            <text:p text:style-name="P12"/>
            <text:p text:style-name="P12">for / opposite / eyes</text:p>
            <text:p text:style-name="P12"/>
            <text:p text:style-name="P12">jehovah – ways – man</text:p>
            <text:p text:style-name="P12"/>
            <text:p text:style-name="P12">and all – rounds+his / one pondering</text:p>
          </table:table-cell>
        </table:table-row>
        <table:table-row>
          <table:table-cell table:style-name="表29.A2" office:value-type="string">
            <text:p text:style-name="P15">5:22</text:p>
            <text:p text:style-name="P15"><text:soft-page-break/>כב <text:s/>עֲווֹנֹתָיו--יִלְכְּדֻנוֹ אֶת-הָרָשָׁע; <text:s text:c="3"/>וּבְחַבְלֵי חַטָּאתוֹ, יִתָּמ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depravities+his – to seize+him</text:p>
            <text:p text:style-name="P12"/>
            <text:p text:style-name="P12">self – the wicked one / and in. cables</text:p>
            <text:p text:style-name="P12">sin+his / to be upheld</text:p>
          </table:table-cell>
        </table:table-row>
        <table:table-row>
          <table:table-cell table:style-name="表29.A2" office:value-type="string">
            <text:p text:style-name="P15">5:23</text:p>
            <text:p text:style-name="P15">כג <text:s/>הוּא--יָמוּת, בְּאֵין מוּסָר; <text:s text:c="3"/>וּבְרֹב </text:p>
            <text:p text:style-name="P15">אִוַּלְתּוֹ יִשְׁגֶּה.</text:p>
          </table:table-cell>
          <table:table-cell table:style-name="表29.B2" office:value-type="string">
            <text:p text:style-name="P12"/>
            <text:p text:style-name="P12"/>
            <text:p text:style-name="P12">he – to die / in. not exist</text:p>
            <text:p text:style-name="P12"/>
            <text:p text:style-name="P12">discipline / and in. vastness</text:p>
            <text:p text:style-name="P12"/>
            <text:p text:style-name="P12">folly+his / to err</text:p>
          </table:table-cell>
        </table:table-row>
        <table:table-row>
          <table:table-cell table:style-name="表29.A2" office:value-type="string">
            <text:p text:style-name="P15">6:1</text:p>
            <text:p text:style-name="P15">בְּנִי, אִם-עָרַבְתָּ</text:p>
            <text:p text:style-name="P15"><text:s/>לְרֵעֶךָ; <text:s text:c="3"/>תָּקַעְתָּ לַזָּר כַּפֶּיךָ.</text:p>
          </table:table-cell>
          <table:table-cell table:style-name="表29.B2" office:value-type="string">
            <text:p text:style-name="P12"/>
            <text:p text:style-name="P12"/>
            <text:p text:style-name="P12">son+my / if – to be surety</text:p>
            <text:p text:style-name="P12"/>
            <text:p text:style-name="P12">for. associate+thy / to clasp / for. alien one</text:p>
            <text:p text:style-name="P12">palms+thy</text:p>
          </table:table-cell>
        </table:table-row>
        <table:table-row>
          <table:table-cell table:style-name="表29.A2" office:value-type="string">
            <text:p text:style-name="P21">/] 20200514_10411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[20200515_09471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2</text:p>
            <text:p text:style-name="P15">נוֹקַשְׁתָּ בְאִמְרֵי-פִיךָ; <text:s text:c="3"/>נִלְכַּדְתָּ, בְּאִמְרֵי-פִיךָ.<text:tab/></text:p>
          </table:table-cell>
          <table:table-cell table:style-name="表29.B2" office:value-type="string">
            <text:p text:style-name="P12"/>
            <text:p text:style-name="P12"/>
            <text:p text:style-name="P12">to be trapped / in. sayings – mouth+thy</text:p>
            <text:p text:style-name="P12">to be seized / in sayings - mouth+thy</text:p>
          </table:table-cell>
        </table:table-row>
        <table:table-row>
          <table:table-cell table:style-name="表29.A2" office:value-type="string">
            <text:p text:style-name="P15">6:3</text:p>
            <text:p text:style-name="P15">ג <text:s/>עֲשֵׂה זֹאת אֵפוֹא בְּנִי, וְהִנָּצֵל-- <text:s text:c="3"/>כִּי</text:p>
            <text:p text:style-name="P15"><text:s/>בָאתָ בְכַף-רֵעֶךָ;</text:p>
            <text:p text:style-name="P15">לֵךְ הִתְרַפֵּס, <text:s text:c="3"/>וּרְהַב <text:soft-page-break/>רֵעֶיךָ.</text:p>
          </table:table-cell>
          <table:table-cell table:style-name="表29.B2" office:value-type="string">
            <text:p text:style-name="P12"/>
            <text:p text:style-name="P12"/>
            <text:p text:style-name="P12">do! / this / indeed</text:p>
            <text:p text:style-name="P12"/>
            <text:p text:style-name="P12">son+my / and be resqued! / for</text:p>
            <text:p text:style-name="P12"/>
            <text:p text:style-name="P12">to come / in clutch – associate+thy</text:p>
            <text:p text:style-name="P12">go! / debase! yourself / and be <text:soft-page-break/>audacious!</text:p>
            <text:p text:style-name="P12">associates+thy</text:p>
          </table:table-cell>
        </table:table-row>
        <table:table-row>
          <table:table-cell table:style-name="表29.A2" office:value-type="string">
            <text:p text:style-name="P15">6:4</text:p>
            <text:p text:style-name="P15">ד <text:s/>אַל-תִּתֵּן שֵׁנָה לְעֵינֶיךָ; <text:s text:c="3"/>וּתְנוּמָה, לְעַפְעַפֶּיך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give / sleep</text:p>
            <text:p text:style-name="P12"/>
            <text:p text:style-name="P12">to. eyes+thy / and slumber</text:p>
            <text:p text:style-name="P12"/>
            <text:p text:style-name="P12">to. eyelids+thy</text:p>
          </table:table-cell>
        </table:table-row>
        <table:table-row>
          <table:table-cell table:style-name="表29.A2" office:value-type="string">
            <text:p text:style-name="P15">6:5</text:p>
            <text:p text:style-name="P15">ה <text:s/>הִנָּצֵל, כִּצְבִי מִיָּד; <text:s text:c="3"/>וּכְצִפּוֹר, מִיַּד יָקוּשׁ.</text:p>
          </table:table-cell>
          <table:table-cell table:style-name="表29.B2" office:value-type="string">
            <text:p text:style-name="P12"/>
            <text:p text:style-name="P12"/>
            <text:p text:style-name="P12">be rescued! / as gazelle / from hand</text:p>
            <text:p text:style-name="P12">and as bird / from hand / trapper</text:p>
          </table:table-cell>
        </table:table-row>
        <table:table-row>
          <table:table-cell table:style-name="表29.A2" office:value-type="string">
            <text:p text:style-name="P21">/] 20200515_095742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16_13391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6</text:p>
            <text:p text:style-name="P15">ו <text:s/>לֵךְ-אֶל-נְמָלָה עָצֵל; <text:s text:c="3"/>רְאֵה דְרָכֶיהָ וַחֲכָם.</text:p>
          </table:table-cell>
          <table:table-cell table:style-name="表29.B2" office:value-type="string">
            <text:p text:style-name="P12"/>
            <text:p text:style-name="P12"/>
            <text:p text:style-name="P12">go! - to – ant / slothful one</text:p>
            <text:p text:style-name="P12"/>
            <text:p text:style-name="P12">see! / ways+her / and be wise!</text:p>
          </table:table-cell>
        </table:table-row>
        <table:table-row>
          <table:table-cell table:style-name="表29.A2" office:value-type="string">
            <text:p text:style-name="P15">6:7</text:p>
            <text:p text:style-name="P15">אֲשֶׁר אֵין-לָהּ קָצִין-- <text:s text:c="3"/>שֹׁטֵר וּמֹשֵׁל.</text:p>
          </table:table-cell>
          <table:table-cell table:style-name="表29.B2" office:value-type="string">
            <text:p text:style-name="P12"/>
            <text:p text:style-name="P12"/>
            <text:p text:style-name="P12">which / not exist – to. her / captain –</text:p>
            <text:p text:style-name="P12">superintendent / and one ruling</text:p>
          </table:table-cell>
        </table:table-row>
        <table:table-row>
          <table:table-cell table:style-name="表29.A2" office:value-type="string">
            <text:p text:style-name="P15">6:8</text:p>
            <text:p text:style-name="P15">ח <text:s/>תָּכִין בַּקַּיִץ </text:p>
            <text:p text:style-name="P15">לַחְמָהּ; <text:s text:c="3"/>אָגְרָה בַקָּצִיר, מַאֲכָלָהּ.<text:tab/></text:p>
          </table:table-cell>
          <table:table-cell table:style-name="表29.B2" office:value-type="string">
            <text:p text:style-name="P12"/>
            <text:p text:style-name="P12"/>
            <text:p text:style-name="P12">is preparing / in the summer</text:p>
            <text:p text:style-name="P12"/>
            <text:p text:style-name="P12">bread+her / to hoard</text:p>
            <text:p text:style-name="P12"/>
            <text:p text:style-name="P12">in. harvest / food+her</text:p>
          </table:table-cell>
        </table:table-row>
        <table:table-row>
          <table:table-cell table:style-name="表29.A2" office:value-type="string">
            <text:p text:style-name="P15">6:9</text:p>
            <text:p text:style-name="P15"><text:soft-page-break/>ט <text:s/>עַד-מָתַי עָצֵל תִּשְׁכָּב; <text:s text:c="3"/>מָתַי, תָּקוּם מִשְּׁנָתֶךָ.</text:p>
          </table:table-cell>
          <table:table-cell table:style-name="表29.B2" office:value-type="string">
            <text:p text:style-name="P12"/>
            <text:p text:style-name="P12"><text:soft-page-break/>until – when? / slothful one</text:p>
            <text:p text:style-name="P12"/>
            <text:p text:style-name="P12">to lie down / when? / to rise</text:p>
            <text:p text:style-name="P12"/>
            <text:p text:style-name="P12">from. sleep+thy</text:p>
          </table:table-cell>
        </table:table-row>
        <table:table-row>
          <table:table-cell table:style-name="表29.A2" office:value-type="string">
            <text:p text:style-name="P15">6:10</text:p>
            <text:p text:style-name="P15">י <text:s/>מְעַט שֵׁנוֹת, מְעַט תְּנוּמוֹת; <text:s text:c="3"/>מְעַט, חִבֻּק יָדַיִם לִשְׁכָּב.</text:p>
          </table:table-cell>
          <table:table-cell table:style-name="表29.B2" office:value-type="string">
            <text:p text:style-name="P12"/>
            <text:p text:style-name="P12"/>
            <text:p text:style-name="P12">little / sleeps / little</text:p>
            <text:p text:style-name="P12"/>
            <text:p text:style-name="P12">slumbers / little / folding</text:p>
            <text:p text:style-name="P12"/>
            <text:p text:style-name="P12">hands / to. to lie down</text:p>
          </table:table-cell>
        </table:table-row>
        <table:table-row>
          <table:table-cell table:style-name="表29.A2" office:value-type="string">
            <text:p text:style-name="P21">/] 20200516_134718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17_16294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11</text:p>
            <text:p text:style-name="P15"><text:s/>וּבָא-כִמְהַלֵּךְ רֵאשֶׁךָ; <text:s text:c="3"/>וּמַחְסֹרְךָ, כְּאִישׁ מָגֵן.<text:tab/></text:p>
          </table:table-cell>
          <table:table-cell table:style-name="表29.B2" office:value-type="string">
            <text:p text:style-name="P12"/>
            <text:p text:style-name="P12"/>
            <text:p text:style-name="P12">and he comes – as one being wayfarer / destitution+thy</text:p>
            <text:p text:style-name="P12">and lack+thy / as man / shield</text:p>
          </table:table-cell>
        </table:table-row>
        <table:table-row>
          <table:table-cell table:style-name="表29.A2" office:value-type="string">
            <text:p text:style-name="P15">6:12</text:p>
            <text:p text:style-name="P15">יב <text:s/>אָדָם בְּלִיַּעַל, אִישׁ אָוֶן; <text:s text:c="3"/>הוֹלֵךְ, עִקְּשׁוּת פֶּה.</text:p>
          </table:table-cell>
          <table:table-cell table:style-name="表29.B2" office:value-type="string">
            <text:p text:style-name="P12"/>
            <text:p text:style-name="P12"/>
            <text:p text:style-name="P12">human / dec<text:span text:style-name="T8">adance / man</text:span></text:p>
            <text:p text:style-name="P13"/>
            <text:p text:style-name="P13">lawlessness / one going / perversity</text:p>
            <text:p text:style-name="P13">mouth</text:p>
          </table:table-cell>
        </table:table-row>
        <table:table-row>
          <table:table-cell table:style-name="表29.A2" office:value-type="string">
            <text:p text:style-name="P15">6:13</text:p>
            <text:p text:style-name="P15">יג <text:s/>קֹרֵץ בְּעֵינָו,</text:p>
            <text:p text:style-name="P15"><text:s/>מֹלֵל בְּרַגְלָו; <text:s text:c="2"/></text:p>
            <text:p text:style-name="P15"><text:s/>מֹרֶה, בְּאֶצְבְּעֹתָיו.</text:p>
          </table:table-cell>
          <table:table-cell table:style-name="表29.B2" office:value-type="string">
            <text:p text:style-name="P12"/>
            <text:p text:style-name="P12"/>
            <text:p text:style-name="P12">one winking / in. eyes+his</text:p>
            <text:p text:style-name="P12"/>
            <text:p text:style-name="P12">one dec<text:span text:style-name="T8">laring / in. foot+his</text:span></text:p>
            <text:p text:style-name="P13"/>
            <text:p text:style-name="P13">one provoking / in. fingers+his</text:p>
          </table:table-cell>
        </table:table-row>
        <table:table-row>
          <table:table-cell table:style-name="表29.A2" office:value-type="string">
            <text:p text:style-name="P15">6:14</text:p>
            <text:p text:style-name="P15"><text:soft-page-break/>יד <text:s/>תַּהְפֻּכוֹת, בְּלִבּוֹ--חֹרֵשׁ רָע בְּכָל-עֵת; <text:s text:c="3"/>מדנים (מִדְיָנִים) יְשַׁלֵּחַ.<text:tab/></text:p>
          </table:table-cell>
          <table:table-cell table:style-name="表29.B2" office:value-type="string">
            <text:p text:style-name="P12"/>
            <text:p text:style-name="P12"/>
            <text:p text:style-name="P12"><text:soft-page-break/>waywardness / in. heart+his –</text:p>
            <text:p text:style-name="P12"/>
            <text:p text:style-name="P12">one engrossing / evil / in. every – time</text:p>
            <text:p text:style-name="P12">quarrels / to send forth</text:p>
          </table:table-cell>
        </table:table-row>
        <table:table-row>
          <table:table-cell table:style-name="表29.A2" office:value-type="string">
            <text:p text:style-name="P15">6:15</text:p>
            <text:p text:style-name="P15">טו <text:s/>עַל-כֵּן--פִּתְאֹם, יָבוֹא אֵידוֹ; <text:s text:c="3"/>פֶּתַע יִשָּׁבֵר, וְאֵין מַרְפֵּא.</text:p>
          </table:table-cell>
          <table:table-cell table:style-name="表29.B2" office:value-type="string">
            <text:p text:style-name="P12"/>
            <text:p text:style-name="P12"/>
            <text:p text:style-name="P12">on – so -suddenly</text:p>
            <text:p text:style-name="P12"/>
            <text:p text:style-name="P12">to come / calamity+his / instantly</text:p>
            <text:p text:style-name="P12"/>
            <text:p text:style-name="P12">to be broken / and not exist / healing</text:p>
          </table:table-cell>
        </table:table-row>
        <table:table-row>
          <table:table-cell table:style-name="表29.A2" office:value-type="string">
            <text:p text:style-name="P21">/] 20200517_164412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18_09342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16</text:p>
            <text:p text:style-name="P15">שֶׁשׁ-הֵנָּה, שָׂנֵא יְהוָה; <text:s text:c="3"/>וְשֶׁבַע, תועבות (תּוֹעֲבַת) נַפְשׁוֹ.<text:tab/></text:p>
          </table:table-cell>
          <table:table-cell table:style-name="表29.B2" office:value-type="string">
            <text:p text:style-name="P12"/>
            <text:p text:style-name="P12"/>
            <text:p text:style-name="P12">six – they / to hate / jehovah</text:p>
            <text:p text:style-name="P12"/>
            <text:p text:style-name="P12">and seven / abhorrences</text:p>
            <text:p text:style-name="P12"/>
            <text:p text:style-name="P12">soul+his</text:p>
          </table:table-cell>
        </table:table-row>
        <table:table-row>
          <table:table-cell table:style-name="表29.A2" office:value-type="string">
            <text:p text:style-name="P15">6:17</text:p>
            <text:p text:style-name="P15">יז <text:s/>עֵינַיִם רָמוֹת,</text:p>
            <text:p text:style-name="P15"><text:s/>לְשׁוֹן שָׁקֶר; <text:s text:c="3"/>וְיָדַיִם, שֹׁפְכוֹת דָּם-נָקִי.</text:p>
          </table:table-cell>
          <table:table-cell table:style-name="表29.B2" office:value-type="string">
            <text:p text:style-name="P12"/>
            <text:p text:style-name="P12"/>
            <text:p text:style-name="P12">eyes / ones being exalted</text:p>
            <text:p text:style-name="P12"/>
            <text:p text:style-name="P12">tongue / falsehood / and hands</text:p>
            <text:p text:style-name="P12"/>
            <text:p text:style-name="P12">to shed / blood - innocent</text:p>
          </table:table-cell>
        </table:table-row>
        <table:table-row>
          <table:table-cell table:style-name="表29.A2" office:value-type="string">
            <text:p text:style-name="P15">6:18</text:p>
            <text:p text:style-name="P15">יח <text:s/>לֵב--חֹרֵשׁ, מַחְשְׁבוֹת אָוֶן; <text:s text:c="2"/></text:p>
            <text:p text:style-name="P15"><text:soft-page-break/><text:s/>רַגְלַיִם מְמַהֲרוֹת, לָרוּץ לָרָעָה.<text:tab/></text:p>
          </table:table-cell>
          <table:table-cell table:style-name="表29.B2" office:value-type="string">
            <text:p text:style-name="P12"/>
            <text:p text:style-name="P12"/>
            <text:p text:style-name="P12">heart – one engrossing</text:p>
            <text:p text:style-name="P12"/>
            <text:p text:style-name="P12">devisings / lawlessness</text:p>
            <text:p text:style-name="P12"/>
            <text:p text:style-name="P12"><text:soft-page-break/>feet / ones maing haste / to. to run</text:p>
            <text:p text:style-name="P12">to. evil</text:p>
          </table:table-cell>
        </table:table-row>
        <table:table-row>
          <table:table-cell table:style-name="表29.A2" office:value-type="string">
            <text:p text:style-name="P15">6:19</text:p>
            <text:p text:style-name="P15">יט <text:s/>יָפִיחַ כְּזָבִים, עֵד שָׁקֶר; <text:s text:c="3"/>וּמְשַׁלֵּחַ מְדָנִים, בֵּין אַחִים.</text:p>
          </table:table-cell>
          <table:table-cell table:style-name="表29.B2" office:value-type="string">
            <text:p text:style-name="P12"/>
            <text:p text:style-name="P12"/>
            <text:p text:style-name="P12">to puff / lies / witness</text:p>
            <text:p text:style-name="P12"/>
            <text:p text:style-name="P12">falsehood / and ones sending forth</text:p>
            <text:p text:style-name="P12">quarrels / between / borthers</text:p>
          </table:table-cell>
        </table:table-row>
        <table:table-row>
          <table:table-cell table:style-name="表29.A2" office:value-type="string">
            <text:p text:style-name="P15">6:20</text:p>
            <text:p text:style-name="P15">כ <text:s/>נְצֹר בְּנִי, מִצְוַת אָבִיךָ; <text:s text:c="3"/>וְאַל-תִּטֹּשׁ, תּוֹרַת אִמֶּךָ.</text:p>
          </table:table-cell>
          <table:table-cell table:style-name="表29.B2" office:value-type="string">
            <text:p text:style-name="P12"/>
            <text:p text:style-name="P12"/>
            <text:p text:style-name="P12">preserve! / son+my / instruction</text:p>
            <text:p text:style-name="P12"/>
            <text:p text:style-name="P12">father+thy / and must not – to abandon</text:p>
            <text:p text:style-name="P12">law / mother+thy</text:p>
          </table:table-cell>
        </table:table-row>
        <table:table-row>
          <table:table-cell table:style-name="表29.A2" office:value-type="string">
            <text:p text:style-name="P21">/] 20200518_094413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19_140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21</text:p>
            <text:p text:style-name="P15">קָשְׁרֵם עַל-לִבְּךָ תָמִיד; <text:s text:c="3"/>עָנְדֵם, עַל-גַּרְגְּרֹתֶךָ.</text:p>
          </table:table-cell>
          <table:table-cell table:style-name="表29.B2" office:value-type="string">
            <text:p text:style-name="P12"/>
            <text:p text:style-name="P12"/>
            <text:p text:style-name="P12">tie+them! / on – heart+thy / continually</text:p>
            <text:p text:style-name="P12">wind+them! / on - throats+thy</text:p>
          </table:table-cell>
        </table:table-row>
        <table:table-row>
          <table:table-cell table:style-name="表29.A2" office:value-type="string">
            <text:p text:style-name="P15">6:22</text:p>
            <text:p text:style-name="P15">כב <text:s/>בְּהִתְהַלֶּכְךָ, תַּנְחֶה אֹתָךְ-- <text:s text:c="3"/>בְּשָׁכְבְּךָ, תִּשְׁמֹר עָלֶיךָ;</text:p>
            <text:p text:style-name="P15">וַהֲקִיצוֹתָ, <text:s text:c="3"/>הִיא תְשִׂיחֶךָ.<text:tab/></text:p>
          </table:table-cell>
          <table:table-cell table:style-name="表29.B2" office:value-type="string">
            <text:p text:style-name="P12"/>
            <text:p text:style-name="P12"/>
            <text:p text:style-name="P12">in. to walk+thy / to guide</text:p>
            <text:p text:style-name="P12"/>
            <text:p text:style-name="P12">thee / in. to lie down+thee</text:p>
            <text:p text:style-name="P12"/>
            <text:p text:style-name="P12">to guard / over+thee</text:p>
            <text:p text:style-name="P12"/>
            <text:p text:style-name="P12">and to be awake / she</text:p>
            <text:p text:style-name="P12"/>
            <text:p text:style-name="P12">to meditate+thee</text:p>
          </table:table-cell>
        </table:table-row>
        <text:soft-page-break/>
        <table:table-row>
          <table:table-cell table:style-name="表29.A2" office:value-type="string">
            <text:p text:style-name="P15">6:23</text:p>
            <text:p text:style-name="P15">כג <text:s/>כִּי נֵר מִצְוָה, וְתוֹרָה אוֹר; <text:s text:c="3"/>וְדֶרֶךְ חַיִּים, תּוֹכְחוֹת מוּסָר.<text:tab/></text:p>
          </table:table-cell>
          <table:table-cell table:style-name="表29.B2" office:value-type="string">
            <text:p text:style-name="P12"/>
            <text:p text:style-name="P12"/>
            <text:p text:style-name="P12">for / lamp / instruction / and law</text:p>
            <text:p text:style-name="P12"/>
            <text:p text:style-name="P12">light / and way / lives</text:p>
            <text:p text:style-name="P12"/>
            <text:p text:style-name="P12">corrections / admonition</text:p>
          </table:table-cell>
        </table:table-row>
        <table:table-row>
          <table:table-cell table:style-name="表29.A2" office:value-type="string">
            <text:p text:style-name="P15">6:24</text:p>
            <text:p text:style-name="P15">כד <text:s/>לִשְׁמָרְךָ, מֵאֵשֶׁת רָע; <text:s text:c="3"/>מֵחֶלְקַת, לָשׁוֹן נָכְרִיָּה.<text:tab/></text:p>
          </table:table-cell>
          <table:table-cell table:style-name="表29.B2" office:value-type="string">
            <text:p text:style-name="P12"/>
            <text:p text:style-name="P12"/>
            <text:p text:style-name="P12">to. to keep+thee / from woman</text:p>
            <text:p text:style-name="P12"/>
            <text:p text:style-name="P12">evil / slickness / tongue</text:p>
            <text:p text:style-name="P12"/>
            <text:p text:style-name="P12">foreign woman</text:p>
          </table:table-cell>
        </table:table-row>
        <table:table-row>
          <table:table-cell table:style-name="表29.A2" office:value-type="string">
            <text:p text:style-name="P15">6:25</text:p>
            <text:p text:style-name="P15">כה <text:s/>אַל-תַּחְמֹד יָפְיָהּ, בִּלְבָבֶךָ; <text:s text:c="3"/>וְאַל-תִּקָּחֲךָ, בְּעַפְעַפֶּיהָ.</text:p>
          </table:table-cell>
          <table:table-cell table:style-name="表29.B2" office:value-type="string">
            <text:p text:style-name="P12"/>
            <text:p text:style-name="P12"/>
            <text:p text:style-name="P12">must not – to covet / loveliness+her</text:p>
            <text:p text:style-name="P12">in. heart+thy / and must not – to take+thee</text:p>
            <text:p text:style-name="P12">in. eyelids+her</text:p>
          </table:table-cell>
        </table:table-row>
        <table:table-row>
          <table:table-cell table:style-name="表29.A2" office:value-type="string">
            <text:p text:style-name="P21">/] 20200519_141610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20_092833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15">6:26</text:p>
            <text:p text:style-name="P15">כִּי בְעַד-אִשָּׁה זוֹנָה, <text:s text:c="3"/>עַד-כִּכַּר-לָחֶם:</text:p>
            <text:p text:style-name="P15">וְאֵשֶׁת אִישׁ-- <text:s text:c="3"/>נֶפֶשׁ יְקָרָה תָצוּד.</text:p>
          </table:table-cell>
          <table:table-cell table:style-name="表29.B2" office:value-type="string">
            <text:p text:style-name="P12"/>
            <text:p text:style-name="P12"/>
            <text:p text:style-name="P12">for / through – woman / prostitute</text:p>
            <text:p text:style-name="P12"/>
            <text:p text:style-name="P12">unto – cake – bread</text:p>
            <text:p text:style-name="P12"/>
            <text:p text:style-name="P12">and woman / man – / soul</text:p>
            <text:p text:style-name="P12"/>
            <text:p text:style-name="P12">precious / to hunt</text:p>
          </table:table-cell>
        </table:table-row>
        <table:table-row>
          <table:table-cell table:style-name="表29.A2" office:value-type="string">
            <text:p text:style-name="P15">6:27</text:p>
            <text:p text:style-name="P15"><text:soft-page-break/>כז <text:s/>הֲיַחְתֶּה אִישׁ אֵשׁ בְּחֵיקוֹ; <text:s text:c="3"/>וּבְגָדָיו, לֹא תִשָּׂרַפְנָה.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? to bank / man / fire</text:p>
            <text:p text:style-name="P12"/>
            <text:p text:style-name="P12">in. bosom+his / and clothes+his / lo</text:p>
            <text:p text:style-name="P12">to be burned</text:p>
          </table:table-cell>
        </table:table-row>
        <table:table-row>
          <table:table-cell table:style-name="表29.A2" office:value-type="string">
            <text:p text:style-name="P15">6:28</text:p>
            <text:p text:style-name="P15">כח <text:s/>אִם-יְהַלֵּךְ אִישׁ, עַל-הַגֶּחָלִים; <text:s text:c="3"/>וְרַגְלָיו, לֹא תִכָּוֶינָה.</text:p>
          </table:table-cell>
          <table:table-cell table:style-name="表29.B2" office:value-type="string">
            <text:p text:style-name="P12"/>
            <text:p text:style-name="P12"/>
            <text:p text:style-name="P12">if – to be going / man</text:p>
            <text:p text:style-name="P12"/>
            <text:p text:style-name="P12">on – embers / and feet+his</text:p>
            <text:p text:style-name="P12"/>
            <text:p text:style-name="P12">not / to be scorched</text:p>
          </table:table-cell>
        </table:table-row>
        <table:table-row>
          <table:table-cell table:style-name="表29.A2" office:value-type="string">
            <text:p text:style-name="P15">6:29</text:p>
            <text:p text:style-name="P15">כט <text:s/>כֵּן—הַבָּא,</text:p>
            <text:p text:style-name="P15"><text:s/>אֶל-אֵשֶׁת רֵעֵהוּ: <text:s text:c="3"/>לֹא-יִנָּקֶה,</text:p>
            <text:p text:style-name="P15"><text:s/>כָּל-הַנֹּגֵעַ בָּהּ.</text:p>
          </table:table-cell>
          <table:table-cell table:style-name="表29.B2" office:value-type="string">
            <text:p text:style-name="P12"/>
            <text:p text:style-name="P12"/>
            <text:p text:style-name="P12">so – the one coming</text:p>
            <text:p text:style-name="P12"/>
            <text:p text:style-name="P12">to – woman / associate+his</text:p>
            <text:p text:style-name="P12"/>
            <text:p text:style-name="P12">not – to be held innocent</text:p>
            <text:p text:style-name="P12"/>
            <text:p text:style-name="P12">every – one touching in+her</text:p>
          </table:table-cell>
        </table:table-row>
        <table:table-row>
          <table:table-cell table:style-name="表29.A2" office:value-type="string">
            <text:p text:style-name="P15">6:30</text:p>
            <text:p text:style-name="P15">ל <text:s/>לֹא-יָבוּזוּ לַגַּנָּב, כִּי יִגְנוֹב-- <text:s text:c="3"/>לְמַלֵּא נַפְשׁוֹ, כִּי יִרְעָב.</text:p>
          </table:table-cell>
          <table:table-cell table:style-name="表29.B2" office:value-type="string">
            <text:p text:style-name="P12"/>
            <text:p text:style-name="P12"/>
            <text:p text:style-name="P12">not – to despise / to. thief / for</text:p>
            <text:p text:style-name="P12"/>
            <text:p text:style-name="P12">to steal / to. to fill / soul+his</text:p>
            <text:p text:style-name="P12"/>
            <text:p text:style-name="P12">that / to be famishing</text:p>
          </table:table-cell>
        </table:table-row>
        <table:table-row>
          <table:table-cell table:style-name="表29.A2" office:value-type="string">
            <text:p text:style-name="P21">/] 20200520_09462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[20200521_142259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31</text:p>
            <text:p text:style-name="P15">וְנִמְצָא, יְשַׁלֵּם שִׁבְעָתָיִם: <text:s text:c="3"/>אֶת-כָּל-<text:soft-page-break/>הוֹן</text:p>
            <text:p text:style-name="P15"><text:s/>בֵּיתוֹ יִתֵּן.<text:tab/></text:p>
          </table:table-cell>
          <table:table-cell table:style-name="表29.B2" office:value-type="string">
            <text:p text:style-name="P12"/>
            <text:p text:style-name="P12"/>
            <text:p text:style-name="P12">and to be found / to repay</text:p>
            <text:p text:style-name="P12"/>
            <text:p text:style-name="P12">sevenhold / self-every-wealth</text:p>
            <text:p text:style-name="P12"/>
            <text:p text:style-name="P12"><text:soft-page-break/></text:p>
            <text:p text:style-name="P12"/>
            <text:p text:style-name="P12">house+his / to give</text:p>
          </table:table-cell>
        </table:table-row>
        <table:table-row>
          <table:table-cell table:style-name="表29.A2" office:value-type="string">
            <text:p text:style-name="P15">6:32</text:p>
            <text:p text:style-name="P15">לב <text:s/>נֹאֵף אִשָּׁה</text:p>
            <text:p text:style-name="P15"><text:s/>חֲסַר-לֵב; <text:s text:c="3"/>מַשְׁחִית נַפְשׁוֹ, הוּא יַעֲשֶׂנָּה.<text:tab/></text:p>
          </table:table-cell>
          <table:table-cell table:style-name="表29.B2" office:value-type="string">
            <text:p text:style-name="P12"/>
            <text:p text:style-name="P12"/>
            <text:p text:style-name="P12">one committing adultry / woman</text:p>
            <text:p text:style-name="P12"/>
            <text:p text:style-name="P12">lacking – heart / one ruining</text:p>
            <text:p text:style-name="P12"/>
            <text:p text:style-name="P12">soul+his / he / to do+her</text:p>
          </table:table-cell>
        </table:table-row>
        <table:table-row>
          <table:table-cell table:style-name="表29.A2" office:value-type="string">
            <text:p text:style-name="P15">6:33</text:p>
            <text:p text:style-name="P15">לג <text:s/>נֶגַע-וְקָלוֹן </text:p>
            <text:p text:style-name="P15">יִמְצָא; <text:s text:c="3"/>וְחֶרְפָּתוֹ, לֹא תִמָּחֶה.<text:tab/></text:p>
          </table:table-cell>
          <table:table-cell table:style-name="表29.B2" office:value-type="string">
            <text:p text:style-name="P12"/>
            <text:p text:style-name="P12"/>
            <text:p text:style-name="P12">contagion – and dishonor</text:p>
            <text:p text:style-name="P12"/>
            <text:p text:style-name="P12">to find / and reproach+his / not</text:p>
            <text:p text:style-name="P12"/>
            <text:p text:style-name="P12">to be wiped out</text:p>
          </table:table-cell>
        </table:table-row>
        <table:table-row>
          <table:table-cell table:style-name="表29.A2" office:value-type="string">
            <text:p text:style-name="P15">6:34</text:p>
            <text:p text:style-name="P15">לד <text:s/>כִּי-קִנְאָה חֲמַת-גָּבֶר; <text:s text:c="2"/></text:p>
            <text:p text:style-name="P15"><text:s/>וְלֹא-יַחְמוֹל, בְּיוֹם נָקָם.<text:tab/></text:p>
          </table:table-cell>
          <table:table-cell table:style-name="表29.B2" office:value-type="string">
            <text:p text:style-name="P12"/>
            <text:p text:style-name="P12"/>
            <text:p text:style-name="P12">that – jealousy / fury – master</text:p>
            <text:p text:style-name="P12"/>
            <text:p text:style-name="P12"/>
            <text:p text:style-name="P12"/>
            <text:p text:style-name="P12">and not – to spare / in. day / vengeance</text:p>
          </table:table-cell>
        </table:table-row>
        <table:table-row>
          <table:table-cell table:style-name="表29.A2" office:value-type="string">
            <text:p text:style-name="P15">6:35</text:p>
            <text:p text:style-name="P15">לה <text:s/>לֹא-יִשָּׂא, פְּנֵי </text:p>
            <text:p text:style-name="P15">כָל-כֹּפֶר; <text:s text:c="3"/>וְלֹא-יֹאבֶה, כִּי תַרְבֶּה-שֹּׁחַד.</text:p>
          </table:table-cell>
          <table:table-cell table:style-name="表29.B2" office:value-type="string">
            <text:p text:style-name="P12"/>
            <text:p text:style-name="P12"/>
            <text:p text:style-name="P12">not – to respect / face</text:p>
            <text:p text:style-name="P12"/>
            <text:p text:style-name="P12">every – sheltering gift / and not – to be willing</text:p>
            <text:p text:style-name="P12">for / to be increasing - bribe</text:p>
          </table:table-cell>
        </table:table-row>
        <table:table-row>
          <table:table-cell table:style-name="表29.A2" office:value-type="string">
            <text:p text:style-name="P21">/] 20200521_143129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XXX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7:1</text:p>
            <text:p text:style-name="P15">בְּנִי, שְׁמֹר אֲמָרָי; <text:s text:c="3"/>וּמִצְוֺתַי, תִּצְפֹּן </text:p>
            <text:p text:style-name="P15">אִתָּךְ.<text:tab/></text:p>
          </table:table-cell>
          <table:table-cell table:style-name="表29.B2" office:value-type="string">
            <text:p text:style-name="P12"/>
            <text:p text:style-name="P12"/>
            <text:p text:style-name="P12">son+my / keep! / sayings+my</text:p>
            <text:p text:style-name="P12"/>
            <text:p text:style-name="P12">and instructions+my / to seclude</text:p>
            <text:p text:style-name="P12"/>
            <text:p text:style-name="P12">with+thee</text:p>
          </table:table-cell>
        </table:table-row>
        <table:table-row>
          <table:table-cell table:style-name="表29.A2" office:value-type="string">
            <text:p text:style-name="P15">7:2</text:p>
            <text:p text:style-name="P15">ב <text:s/>שְׁמֹר מִצְוֺתַי וֶחְיֵה; <text:s text:c="3"/>וְתוֹרָתִי, כְּאִישׁוֹן עֵינֶיךָ.<text:tab/></text:p>
          </table:table-cell>
          <table:table-cell table:style-name="表29.B2" office:value-type="string">
            <text:p text:style-name="P12"/>
            <text:p text:style-name="P12"/>
            <text:p text:style-name="P12">keep! / instructions+my / and live!</text:p>
            <text:p text:style-name="P12">and law+my / as pupils / eyes+thy</text:p>
          </table:table-cell>
        </table:table-row>
        <table:table-row>
          <table:table-cell table:style-name="表29.A2" office:value-type="string">
            <text:p text:style-name="P15">7:3</text:p>
            <text:p text:style-name="P15">ג <text:s/>קָשְׁרֵם עַל-אֶצְבְּעֹתֶיךָ; <text:s text:c="2"/></text:p>
            <text:p text:style-name="P15"><text:s/>כָּתְבֵם, עַל-לוּחַ לִבֶּךָ.<text:tab/></text:p>
          </table:table-cell>
          <table:table-cell table:style-name="表29.B2" office:value-type="string">
            <text:p text:style-name="P12"/>
            <text:p text:style-name="P12"/>
            <text:p text:style-name="P12">tie them! / on – fingers+thy</text:p>
            <text:p text:style-name="P12"/>
            <text:p text:style-name="P12"/>
            <text:p text:style-name="P12"/>
            <text:p text:style-name="P12">wri<text:span text:style-name="T8">te them! / on – tablet / heart+thy</text:span></text:p>
          </table:table-cell>
        </table:table-row>
        <table:table-row>
          <table:table-cell table:style-name="表29.A2" office:value-type="string">
            <text:p text:style-name="P15">7:4</text:p>
            <text:p text:style-name="P15">ד <text:s/>אֱמֹר לַחָכְמָה, אֲחֹתִי אָתְּ; <text:s text:c="3"/>וּמֹדָע, לַבִּינָה תִקְרָא.<text:tab/></text:p>
          </table:table-cell>
          <table:table-cell table:style-name="表29.B2" office:value-type="string">
            <text:p text:style-name="P12"/>
            <text:p text:style-name="P12"/>
            <text:p text:style-name="P12">say! / to. wisdom / sister+my</text:p>
            <text:p text:style-name="P12"/>
            <text:p text:style-name="P12">you / and acquaintance / to. understanding</text:p>
            <text:p text:style-name="P12">to call</text:p>
          </table:table-cell>
        </table:table-row>
        <table:table-row>
          <table:table-cell table:style-name="表29.A2" office:value-type="string">
            <text:p text:style-name="P15">7:5</text:p>
            <text:p text:style-name="P15">ה <text:s/>לִשְׁמָרְךָ, מֵאִשָּׁה זָרָה; <text:s text:c="3"/>מִנָּכְרִיָּה, אֲמָרֶיהָ הֶחֱלִיקָה.</text:p>
          </table:table-cell>
          <table:table-cell table:style-name="表29.B2" office:value-type="string">
            <text:p text:style-name="P12"/>
            <text:p text:style-name="P12"/>
            <text:p text:style-name="P12">to. to keep+ thee / from woman</text:p>
            <text:p text:style-name="P12"/>
            <text:p text:style-name="P12">alien one / from foreign woman</text:p>
            <text:p text:style-name="P12"/>
            <text:p text:style-name="P12">sayings+her / to make slick</text:p>
          </table:table-cell>
        </table:table-row>
        <table:table-row>
          <table:table-cell table:style-name="表29.A2" office:value-type="string">
            <text:p text:style-name="P21">/] 20200522_123041</text:p>
          </table:table-cell>
          <table:table-cell table:style-name="表29.B2" office:value-type="string">
            <text:p text:style-name="P19"/>
          </table:table-cell>
        </table:table-row>
        <text:soft-page-break/>
        <table:table-row>
          <table:table-cell table:style-name="表29.A2" office:value-type="string">
            <text:p text:style-name="P21">[XXX 20200523_13472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6</text:p>
            <text:p text:style-name="P15">כִּי, בְּחַלּוֹן בֵּיתִי-- <text:s text:c="3"/>בְּעַד אֶשְׁנַבִּי נִשְׁקָפְתִּי.<text:tab/></text:p>
          </table:table-cell>
          <table:table-cell table:style-name="表29.B2" office:value-type="string">
            <text:p text:style-name="P12"/>
            <text:p text:style-name="P12"/>
            <text:p text:style-name="P12">for / in. window / house+my</text:p>
            <text:p text:style-name="P12"/>
            <text:p text:style-name="P12">through / latticed oriel+my / to gaze</text:p>
          </table:table-cell>
        </table:table-row>
        <table:table-row>
          <table:table-cell table:style-name="表29.A2" office:value-type="string">
            <text:p text:style-name="P15">7:7</text:p>
            <text:p text:style-name="P15">ז <text:s/>וָאֵרֶא בַפְּתָאיִם, אָבִינָה בַבָּנִים-- <text:s text:c="3"/>נַעַר חֲסַר-לֵב.</text:p>
          </table:table-cell>
          <table:table-cell table:style-name="表29.B2" office:value-type="string">
            <text:p text:style-name="P12"/>
            <text:p text:style-name="P12"/>
            <text:p text:style-name="P12">and to see / in. ones simple</text:p>
            <text:p text:style-name="P12"/>
            <text:p text:style-name="P12">to consider / in. sons / lad</text:p>
            <text:p text:style-name="P12"/>
            <text:p text:style-name="P12">lacking - heart</text:p>
          </table:table-cell>
        </table:table-row>
        <table:table-row>
          <table:table-cell table:style-name="表29.A2" office:value-type="string">
            <text:p text:style-name="P15">7:8</text:p>
            <text:p text:style-name="P15">ח <text:s/>עֹבֵר בַּשּׁוּק, אֵצֶל פִּנָּהּ; <text:s text:c="3"/>וְדֶרֶךְ בֵּיתָהּ יִצְעָד.<text:tab/></text:p>
          </table:table-cell>
          <table:table-cell table:style-name="表29.B2" office:value-type="string">
            <text:p text:style-name="P12"/>
            <text:p text:style-name="P12"/>
            <text:p text:style-name="P12">one passing / in. road / beside</text:p>
            <text:p text:style-name="P12"/>
            <text:p text:style-name="P12">corner+her / and way / house+her</text:p>
            <text:p text:style-name="P12">to mar<text:span text:style-name="T8">ch</text:span></text:p>
          </table:table-cell>
        </table:table-row>
        <table:table-row>
          <table:table-cell table:style-name="表29.A2" office:value-type="string">
            <text:p text:style-name="P15">7:9</text:p>
            <text:p text:style-name="P15">ט <text:s/>בְּנֶשֶׁף-בְּעֶרֶב יוֹם; <text:s text:c="3"/>בְּאִישׁוֹן לַיְלָה, וַאֲפֵלָה.<text:tab/></text:p>
          </table:table-cell>
          <table:table-cell table:style-name="表29.B2" office:value-type="string">
            <text:p text:style-name="P12"/>
            <text:p text:style-name="P12"/>
            <text:p text:style-name="P12">in. to gloam – in. evening / day</text:p>
            <text:p text:style-name="P12"/>
            <text:p text:style-name="P12">in. pupil / night / and gloom</text:p>
          </table:table-cell>
        </table:table-row>
        <table:table-row>
          <table:table-cell table:style-name="表29.A2" office:value-type="string">
            <text:p text:style-name="P15">7:10</text:p>
            <text:p text:style-name="P15">י <text:s/>וְהִנֵּה אִשָּׁה, לִקְרָאתוֹ; <text:s text:c="3"/>שִׁית זוֹנָה, וּנְצֻרַת לֵב.</text:p>
          </table:table-cell>
          <table:table-cell table:style-name="表29.B2" office:value-type="string">
            <text:p text:style-name="P12"/>
            <text:p text:style-name="P12"/>
            <text:p text:style-name="P12">and behold! / woman</text:p>
            <text:p text:style-name="P12"/>
            <text:p text:style-name="P12">to. to meet+him / burnoose / prostitute</text:p>
            <text:p text:style-name="P12">and one besieging / heart</text:p>
          </table:table-cell>
        </table:table-row>
        <table:table-row>
          <table:table-cell table:style-name="表29.A2" office:value-type="string">
            <text:p text:style-name="P15">7:11</text:p>
            <text:p text:style-name="P15">יא <text:s/>הֹמִיָּה הִיא וְסֹרָרֶת; <text:s text:c="3"/><text:soft-page-break/>בְּבֵיתָהּ, לֹא-יִשְׁכְּנוּ רַגְלֶיהָ.</text:p>
          </table:table-cell>
          <table:table-cell table:style-name="表29.B2" office:value-type="string">
            <text:p text:style-name="P12"/>
            <text:p text:style-name="P12"/>
            <text:p text:style-name="P12">one clamoring / she / and one <text:soft-page-break/>being stubborn</text:p>
            <text:p text:style-name="P12">in. house+her / not – to tabernacle</text:p>
            <text:p text:style-name="P12">feet+her</text:p>
          </table:table-cell>
        </table:table-row>
        <table:table-row>
          <table:table-cell table:style-name="表29.A2" office:value-type="string">
            <text:p text:style-name="P21">/] XXX 20200524_105327</text:p>
          </table:table-cell>
          <table:table-cell table:style-name="表29.B2" office:value-type="string">
            <text:p text:style-name="P20"/>
          </table:table-cell>
        </table:table-row>
        <table:table-row>
          <table:table-cell table:style-name="表29.A2" office:value-type="string">
            <text:p text:style-name="P21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12</text:p>
            <text:p text:style-name="P15">פַּעַם, בַּחוּץ--פַּעַם בָּרְחֹבוֹת; <text:s text:c="3"/>וְאֵצֶל</text:p>
            <text:p text:style-name="P15"><text:s/>כָּל-פִּנָּה תֶאֱרֹב.<text:tab/></text:p>
          </table:table-cell>
          <table:table-cell table:style-name="表29.B2" office:value-type="string">
            <text:p text:style-name="P12"/>
            <text:p text:style-name="P12"/>
            <text:p text:style-name="P12">time / in. street – time</text:p>
            <text:p text:style-name="P12"/>
            <text:p text:style-name="P12">in. squares / and beside</text:p>
            <text:p text:style-name="P12"/>
            <text:p text:style-name="P12">every – corner / to ambush</text:p>
          </table:table-cell>
        </table:table-row>
        <table:table-row>
          <table:table-cell table:style-name="表29.A2" office:value-type="string">
            <text:p text:style-name="P15">7:13</text:p>
            <text:p text:style-name="P15">יג <text:s/>וְהֶחֱזִיקָה בּוֹ, וְנָשְׁקָה לּוֹ; <text:s text:c="3"/>הֵעֵזָה פָנֶיהָ, וַתֹּאמַר לוֹ.<text:tab/></text:p>
          </table:table-cell>
          <table:table-cell table:style-name="表29.B2" office:value-type="string">
            <text:p text:style-name="P12"/>
            <text:p text:style-name="P12"/>
            <text:p text:style-name="P12">and to hold fast / in+him</text:p>
            <text:p text:style-name="P12"/>
            <text:p text:style-name="P12">and to kiss / to+him / to make impudent</text:p>
            <text:p text:style-name="P12">faces+her / and to say / to+him</text:p>
          </table:table-cell>
        </table:table-row>
        <table:table-row>
          <table:table-cell table:style-name="表29.A2" office:value-type="string">
            <text:p text:style-name="P15">7:14</text:p>
            <text:p text:style-name="P15">יד <text:s/>זִבְחֵי שְׁלָמִים עָלָי; <text:s text:c="3"/>הַיּוֹם, שִׁלַּמְתִּי נְדָרָי.<text:tab/></text:p>
          </table:table-cell>
          <table:table-cell table:style-name="表29.B2" office:value-type="string">
            <text:p text:style-name="P12"/>
            <text:p text:style-name="P12"/>
            <text:p text:style-name="P12">sacrifices / peace offerings / on+my</text:p>
            <text:p text:style-name="P12">the day / to pay / vows+my</text:p>
          </table:table-cell>
        </table:table-row>
        <table:table-row>
          <table:table-cell table:style-name="表29.A2" office:value-type="string">
            <text:p text:style-name="P15">7:15</text:p>
            <text:p text:style-name="P15">טו <text:s/>עַל-כֵּן, יָצָאתִי לִקְרָאתֶךָ; <text:s text:c="3"/>לְשַׁחֵר פָּנֶיךָ, וָאֶמְצָאֶךָּ.</text:p>
          </table:table-cell>
          <table:table-cell table:style-name="表29.B2" office:value-type="string">
            <text:p text:style-name="P12"/>
            <text:p text:style-name="P12"/>
            <text:p text:style-name="P12">on – so / to come forth</text:p>
            <text:p text:style-name="P12"/>
            <text:p text:style-name="P12">to. to meet+thee / to. to seek early</text:p>
            <text:p text:style-name="P12">faces+thy / and to find+thee</text:p>
          </table:table-cell>
        </table:table-row>
        <table:table-row>
          <table:table-cell table:style-name="表29.A2" office:value-type="string">
            <text:p text:style-name="P15">7:16</text:p>
            <text:p text:style-name="P15">טז <text:s/>מַרְבַדִּים, רָבַדְתִּי <text:soft-page-break/>עַרְשִׂי; <text:s text:c="3"/>חֲטֻבוֹת, אֵטוּן מִצְרָיִם.<text:tab/></text:p>
          </table:table-cell>
          <table:table-cell table:style-name="表29.B2" office:value-type="string">
            <text:p text:style-name="P12"/>
            <text:p text:style-name="P12"/>
            <text:p text:style-name="P12">knitted covers / to knit-cover</text:p>
            <text:p text:style-name="P12"/>
            <text:p text:style-name="P12"><text:soft-page-break/></text:p>
            <text:p text:style-name="P12">divan+my / bedspread / yarn</text:p>
            <text:p text:style-name="P12">egypt</text:p>
          </table:table-cell>
        </table:table-row>
        <table:table-row>
          <table:table-cell table:style-name="表29.A2" office:value-type="string">
            <text:p text:style-name="P15">7:17</text:p>
            <text:p text:style-name="P15">יז <text:s/>נַפְתִּי מִשְׁכָּבִי-- <text:s text:c="3"/>מֹר אֲהָלִים, וְקִנָּמוֹן.</text:p>
          </table:table-cell>
          <table:table-cell table:style-name="表29.B2" office:value-type="string">
            <text:p text:style-name="P12"/>
            <text:p text:style-name="P12"/>
            <text:p text:style-name="P12">to waft / bed+my</text:p>
            <text:p text:style-name="P12"/>
            <text:p text:style-name="P12">myrrh / aloes / and cinnamon</text:p>
          </table:table-cell>
        </table:table-row>
        <table:table-row>
          <table:table-cell table:style-name="表29.A2" office:value-type="string">
            <text:p text:style-name="P21">/] XXX 20200524_110959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[XXX </text:p>
          </table:table-cell>
          <table:table-cell table:style-name="表29.B2" office:value-type="string">
            <text:p text:style-name="P20"/>
          </table:table-cell>
        </table:table-row>
        <table:table-row>
          <table:table-cell table:style-name="表29.A2" office:value-type="string">
            <text:p text:style-name="P15">7:18</text:p>
            <text:p text:style-name="P15">לְכָה נִרְוֶה דֹדִים,</text:p>
            <text:p text:style-name="P15"><text:s/>עַד-הַבֹּקֶר; <text:s text:c="3"/>נִתְעַלְּסָה, בָּאֳהָבִים.<text:tab/></text:p>
          </table:table-cell>
          <table:table-cell table:style-name="表29.B2" office:value-type="string">
            <text:p text:style-name="P12"/>
            <text:p text:style-name="P12"/>
            <text:p text:style-name="P12">go! / to sat<text:span text:style-name="T8">iate / affections</text:span></text:p>
            <text:p text:style-name="P13"/>
            <text:p text:style-name="P13">until – the morning</text:p>
            <text:p text:style-name="P13"/>
            <text:p text:style-name="P13">to thrill / with. love</text:p>
          </table:table-cell>
        </table:table-row>
        <table:table-row>
          <table:table-cell table:style-name="表29.A2" office:value-type="string">
            <text:p text:style-name="P15">7:19</text:p>
            <text:p text:style-name="P15">יט <text:s/>כִּי אֵין הָאִישׁ בְּבֵיתוֹ; <text:s text:c="3"/>הָלַךְ, בְּדֶרֶךְ מֵרָחוֹק.<text:tab/></text:p>
          </table:table-cell>
          <table:table-cell table:style-name="表29.B2" office:value-type="string">
            <text:p text:style-name="P12"/>
            <text:p text:style-name="P12"/>
            <text:p text:style-name="P12">for / not exist / the man</text:p>
            <text:p text:style-name="P12"/>
            <text:p text:style-name="P12">in. house+his / to go / in. way</text:p>
            <text:p text:style-name="P12"/>
            <text:p text:style-name="P12">from afar</text:p>
          </table:table-cell>
        </table:table-row>
        <table:table-row>
          <table:table-cell table:style-name="表29.A2" office:value-type="string">
            <text:p text:style-name="P15">7:20</text:p>
            <text:p text:style-name="P15">כ <text:s/>צְרוֹר-הַכֶּסֶף, לָקַח בְּיָדוֹ; <text:s text:c="3"/>לְיוֹם הַכֵּסֶא, יָבֹא בֵיתוֹ.<text:tab/></text:p>
          </table:table-cell>
          <table:table-cell table:style-name="表29.B2" office:value-type="string">
            <text:p text:style-name="P12"/>
            <text:p text:style-name="P12"/>
            <text:p text:style-name="P12">pouch – the silver / to take</text:p>
            <text:p text:style-name="P12"/>
            <text:p text:style-name="P12">in. hand+his / to. day / the cover</text:p>
            <text:p text:style-name="P12"/>
            <text:p text:style-name="P12">to come / house+his</text:p>
          </table:table-cell>
        </table:table-row>
        <table:table-row>
          <table:table-cell table:style-name="表29.A2" office:value-type="string">
            <text:p text:style-name="P15">7:21</text:p>
            <text:p text:style-name="P15">כא <text:s/>הִטַּתּוּ, בְּרֹב <text:soft-page-break/>לִקְחָהּ; <text:s text:c="3"/>בְּחֵלֶק שְׂפָתֶיהָ, תַּדִּיחֶנּוּ.<text:tab/></text:p>
          </table:table-cell>
          <table:table-cell table:style-name="表29.B2" office:value-type="string">
            <text:p text:style-name="P12"/>
            <text:p text:style-name="P12"/>
            <text:p text:style-name="P12">to turn aside+him / in. much</text:p>
            <text:p text:style-name="P12"/>
            <text:p text:style-name="P12"><text:soft-page-break/>influence+her / in. slickness</text:p>
            <text:p text:style-name="P12"/>
            <text:p text:style-name="P12">lips+her / to impell+him</text:p>
          </table:table-cell>
        </table:table-row>
        <table:table-row>
          <table:table-cell table:style-name="表29.A2" office:value-type="string">
            <text:p text:style-name="P15">7:22</text:p>
            <text:p text:style-name="P15">כב <text:s/>הוֹלֵךְ אַחֲרֶיהָ, פִּתְאֹם: <text:s text:c="3"/>כְּשׁוֹר, </text:p>
            <text:p text:style-name="P15">אֶל-טֶבַח יָבֹא; וּכְעֶכֶס, אֶל-מוּסַר אֱוִיל.<text:tab/></text:p>
          </table:table-cell>
          <table:table-cell table:style-name="表29.B2" office:value-type="string">
            <text:p text:style-name="P12"/>
            <text:p text:style-name="P12"/>
            <text:p text:style-name="P12">to go / after+her</text:p>
            <text:p text:style-name="P12"/>
            <text:p text:style-name="P12">suddenly / as bull</text:p>
            <text:p text:style-name="P12"/>
            <text:p text:style-name="P12">to – slaughter / to come / and as anklet</text:p>
            <text:p text:style-name="P12">to – discipline / fool</text:p>
          </table:table-cell>
        </table:table-row>
        <table:table-row>
          <table:table-cell table:style-name="表29.A2" office:value-type="string">
            <text:p text:style-name="P15">7:23</text:p>
            <text:p text:style-name="P15">כג <text:s/>עַד יְפַלַּח חֵץ, כְּבֵדוֹ-- <text:s text:c="3"/>כְּמַהֵר צִפּוֹר אֶל-פָּח;</text:p>
            <text:p text:style-name="P15">וְלֹא-יָדַע, <text:s text:c="3"/>כִּי-בְנַפְשׁוֹ הוּא.</text:p>
          </table:table-cell>
          <table:table-cell table:style-name="表29.B2" office:value-type="string">
            <text:p text:style-name="P12"/>
            <text:p text:style-name="P12"/>
            <text:p text:style-name="P12">until / to split / arrow</text:p>
            <text:p text:style-name="P12"/>
            <text:p text:style-name="P12">liver+his / as to hasten / bird</text:p>
            <text:p text:style-name="P12"/>
            <text:p text:style-name="P12">to – snare</text:p>
            <text:p text:style-name="P12">and not – to know / that – in. soul+his</text:p>
            <text:p text:style-name="P12">he</text:p>
          </table:table-cell>
        </table:table-row>
        <table:table-row>
          <table:table-cell table:style-name="表29.A2" office:value-type="string">
            <text:p text:style-name="P21">/] XXX </text:p>
          </table:table-cell>
          <table:table-cell table:style-name="表29.B2" office:value-type="string">
            <text:p text:style-name="P20"/>
          </table:table-cell>
        </table:table-row>
        <table:table-row>
          <table:table-cell table:style-name="表29.A2" office:value-type="string">
            <text:p text:style-name="P21">[XXX 20200526_12264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24</text:p>
            <text:p text:style-name="P15">וְעַתָּה בָנִים, שִׁמְעוּ-לִי; <text:s text:c="3"/>וְהַקְשִׁיבוּ, לְ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nd now / sons / listen! - to me</text:p>
            <text:p text:style-name="P12"/>
            <text:p text:style-name="P12">and attend! / to. sayings - mouth+my</text:p>
          </table:table-cell>
        </table:table-row>
        <table:table-row>
          <table:table-cell table:style-name="表29.A2" office:value-type="string">
            <text:p text:style-name="P15">7:25</text:p>
            <text:p text:style-name="P15">כה <text:s/>אַל-יֵשְׂטְ</text:p>
            <text:p text:style-name="P15"><text:s/>אֶל-דְּרָכֶיהָ לִבֶּךָ; <text:s text:c="3"/><text:soft-page-break/>אַל-תֵּתַע, בִּנְתִיבוֹתֶיה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swerve</text:p>
            <text:p text:style-name="P12"/>
            <text:p text:style-name="P12">to – ways+her / heart+thy</text:p>
            <text:p text:style-name="P12"><text:soft-page-break/>must not – to stray / in. tracks+her</text:p>
          </table:table-cell>
        </table:table-row>
        <table:table-row>
          <table:table-cell table:style-name="表29.A2" office:value-type="string">
            <text:p text:style-name="P15">7:26</text:p>
            <text:p text:style-name="P15">כו <text:s/>כִּי-רַבִּים חֲלָלִים הִפִּילָה; <text:s text:c="3"/>וַעֲצֻמִים, </text:p>
            <text:p text:style-name="P15">כָּל-הֲרֻגֶיהָ.</text:p>
          </table:table-cell>
          <table:table-cell table:style-name="表29.B2" office:value-type="string">
            <text:p text:style-name="P12"/>
            <text:p text:style-name="P12"/>
            <text:p text:style-name="P12">that – many / ones wounded</text:p>
            <text:p text:style-name="P12"/>
            <text:p text:style-name="P12">to cast down / and serried ones</text:p>
            <text:p text:style-name="P12"/>
            <text:p text:style-name="P12">every – ones being killed+her</text:p>
          </table:table-cell>
        </table:table-row>
        <table:table-row>
          <table:table-cell table:style-name="表29.A2" office:value-type="string">
            <text:p text:style-name="P15">7:27</text:p>
            <text:p text:style-name="P15">כז <text:s/>דַּרְכֵי שְׁאוֹל בֵּיתָהּ; <text:s text:c="3"/>יֹרְדוֹת, אֶל-חַדְרֵי-מָוֶת.</text:p>
          </table:table-cell>
          <table:table-cell table:style-name="表29.B2" office:value-type="string">
            <text:p text:style-name="P12"/>
            <text:p text:style-name="P12"/>
            <text:p text:style-name="P12">ways / unseen / house+her</text:p>
            <text:p text:style-name="P12"/>
            <text:p text:style-name="P12">ones descending / to – chambers - death</text:p>
          </table:table-cell>
        </table:table-row>
        <table:table-row>
          <table:table-cell table:style-name="表29.A2" office:value-type="string">
            <text:p text:style-name="P15">8:1</text:p>
            <text:p text:style-name="P15">הֲלֹא-חָכְמָה תִקְרָא; <text:s text:c="3"/>וּתְבוּנָה, תִּתֵּן קוֹלָהּ.<text:tab/></text:p>
          </table:table-cell>
          <table:table-cell table:style-name="表29.B2" office:value-type="string">
            <text:p text:style-name="P12"/>
            <text:p text:style-name="P12"/>
            <text:p text:style-name="P12">? not – wisdom / to call</text:p>
            <text:p text:style-name="P12"/>
            <text:p text:style-name="P12">and understanding / to give / voice+her</text:p>
          </table:table-cell>
        </table:table-row>
        <table:table-row>
          <table:table-cell table:style-name="表29.A2" office:value-type="string">
            <text:p text:style-name="P15">8:2</text:p>
            <text:p text:style-name="P15">ב <text:s/>בְּרֹאשׁ-מְרֹמִים עֲלֵי-דָרֶךְ; <text:s text:c="2"/></text:p>
            <text:p text:style-name="P15"><text:s/>בֵּית נְתִיבוֹת נִצָּבָה.</text:p>
          </table:table-cell>
          <table:table-cell table:style-name="表29.B2" office:value-type="string">
            <text:p text:style-name="P12"/>
            <text:p text:style-name="P12"/>
            <text:p text:style-name="P12">in. summit – heights / on – way</text:p>
            <text:p text:style-name="P12"/>
            <text:p text:style-name="P12"/>
            <text:p text:style-name="P12"/>
            <text:p text:style-name="P12">house / tracks / to be stationed</text:p>
          </table:table-cell>
        </table:table-row>
        <table:table-row table:style-name="表29.210">
          <table:table-cell table:style-name="表29.A2" office:value-type="string">
            <text:p text:style-name="P21">/] XXX 20200526_123827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527_084322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15">8:3</text:p>
            <text:p text:style-name="P15">לְיַד-שְׁעָרִים לְפִי-קָרֶת; <text:s text:c="3"/>מְבוֹא פְתָחִים תָּרֹנָּה.<text:tab/></text:p>
          </table:table-cell>
          <table:table-cell table:style-name="表29.B2" office:value-type="string">
            <text:p text:style-name="P12"/>
            <text:p text:style-name="P12"/>
            <text:p text:style-name="P12">to. side – gates / to. edge – town</text:p>
            <text:p text:style-name="P12"/>
            <text:p text:style-name="P12">entry / portals / to jubilate</text:p>
          </table:table-cell>
        </table:table-row>
        <text:soft-page-break/>
        <table:table-row>
          <table:table-cell table:style-name="表29.A2" office:value-type="string">
            <text:p text:style-name="P15">8:4</text:p>
            <text:p text:style-name="P15">ד <text:s/>אֲלֵיכֶם אִישִׁים אֶקְרָא; <text:s text:c="3"/>וְקוֹלִי, אֶל-בְּנֵי אָדָם.<text:tab/></text:p>
          </table:table-cell>
          <table:table-cell table:style-name="表29.B2" office:value-type="string">
            <text:p text:style-name="P12"/>
            <text:p text:style-name="P12"/>
            <text:p text:style-name="P12">to. thee / men</text:p>
            <text:p text:style-name="P12"/>
            <text:p text:style-name="P12">to call / and voice+my / to – sons</text:p>
            <text:p text:style-name="P12"/>
            <text:p text:style-name="P12">man</text:p>
          </table:table-cell>
        </table:table-row>
        <table:table-row>
          <table:table-cell table:style-name="表29.A2" office:value-type="string">
            <text:p text:style-name="P15">8:5</text:p>
            <text:p text:style-name="P15">ה <text:s/>הָבִינוּ פְתָאיִם עָרְמָה; <text:s text:c="3"/>וּכְסִילִים, הָבִינוּ לֵב.<text:tab/></text:p>
          </table:table-cell>
          <table:table-cell table:style-name="表29.B2" office:value-type="string">
            <text:p text:style-name="P12"/>
            <text:p text:style-name="P12"/>
            <text:p text:style-name="P12">understand! / ones simple</text:p>
            <text:p text:style-name="P12"/>
            <text:p text:style-name="P12">craft / and ones stupid</text:p>
            <text:p text:style-name="P12"/>
            <text:p text:style-name="P12">understand! / heart</text:p>
          </table:table-cell>
        </table:table-row>
        <table:table-row>
          <table:table-cell table:style-name="表29.A2" office:value-type="string">
            <text:p text:style-name="P15">8:6</text:p>
            <text:p text:style-name="P15">ו <text:s/>שִׁמְעוּ, כִּי-נְגִידִים אֲדַבֵּר; <text:s text:c="3"/>וּמִפְתַּח שְׂפָתַי, מֵישָׁרִים.<text:tab/></text:p>
          </table:table-cell>
          <table:table-cell table:style-name="表29.B2" office:value-type="string">
            <text:p text:style-name="P12"/>
            <text:p text:style-name="P12"/>
            <text:p text:style-name="P12">listen! / that – governors</text:p>
            <text:p text:style-name="P12"/>
            <text:p text:style-name="P12">to speak / and opening</text:p>
            <text:p text:style-name="P12"/>
            <text:p text:style-name="P12">lips+my / upright things</text:p>
          </table:table-cell>
        </table:table-row>
        <table:table-row>
          <table:table-cell table:style-name="表29.A2" office:value-type="string">
            <text:p text:style-name="P15">8:7</text:p>
            <text:p text:style-name="P15">ז <text:s/>כִּי-אֱמֶת, יֶהְגֶּה חִכִּי; <text:s text:c="3"/>וְתוֹעֲבַת שְׂפָתַי רֶשַׁע.<text:tab/></text:p>
          </table:table-cell>
          <table:table-cell table:style-name="表29.B2" office:value-type="string">
            <text:p text:style-name="P12"/>
            <text:p text:style-name="P12"/>
            <text:p text:style-name="P12">that – truth / to soliloquize / palate+my</text:p>
            <text:p text:style-name="P12">and abhorrence / lips+my / wickedness</text:p>
          </table:table-cell>
        </table:table-row>
        <table:table-row>
          <table:table-cell table:style-name="表29.A2" office:value-type="string">
            <text:p text:style-name="P15">8:8</text:p>
            <text:p text:style-name="P15">ח <text:s/>בְּצֶדֶק כָּל-אִמְרֵי-פִי: <text:s text:c="3"/>אֵין בָּהֶם, נִפְתָּל וְעִקֵּשׁ.<text:tab/></text:p>
          </table:table-cell>
          <table:table-cell table:style-name="表29.B2" office:value-type="string">
            <text:p text:style-name="P12"/>
            <text:p text:style-name="P12"/>
            <text:p text:style-name="P12">in. righteousness / every – sayings – mouth+my</text:p>
            <text:p text:style-name="P12">not exist / in+them / one being twisted / and perverse</text:p>
          </table:table-cell>
        </table:table-row>
        <table:table-row>
          <table:table-cell table:style-name="表29.A2" office:value-type="string">
            <text:p text:style-name="P15">8:9</text:p>
            <text:p text:style-name="P15">ט <text:s/>כֻּלָּם נְכֹחִים, לַמֵּבִין; <text:s text:c="3"/><text:soft-page-break/>וִישָׁרִים, לְמֹצְאֵי דָעַת.</text:p>
          </table:table-cell>
          <table:table-cell table:style-name="表29.B2" office:value-type="string">
            <text:p text:style-name="P12"/>
            <text:p text:style-name="P12"/>
            <text:p text:style-name="P12">all+them / correct ones / to. one understanding</text:p>
            <text:p text:style-name="P12"><text:soft-page-break/>and upright ones / to. finding / knowledge</text:p>
          </table:table-cell>
        </table:table-row>
        <table:table-row>
          <table:table-cell table:style-name="表29.A2" office:value-type="string">
            <text:p text:style-name="P21">/] XXX 20200527_090328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528_09462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10</text:p>
            <text:p text:style-name="P15">קְחוּ-מוּסָרִי </text:p>
            <text:p text:style-name="P15">וְאַל-כָּסֶף; <text:s text:c="3"/>וְדַעַת, מֵחָרוּץ נִבְחָר.<text:tab/></text:p>
          </table:table-cell>
          <table:table-cell table:style-name="表29.B2" office:value-type="string">
            <text:p text:style-name="P12"/>
            <text:p text:style-name="P12"/>
            <text:p text:style-name="P12">take! - admonition+my</text:p>
            <text:p text:style-name="P12"/>
            <text:p text:style-name="P12">and must not – silver / and knowledge</text:p>
            <text:p text:style-name="P12">from gold-dust / one being choice</text:p>
          </table:table-cell>
        </table:table-row>
        <table:table-row>
          <table:table-cell table:style-name="表29.A2" office:value-type="string">
            <text:p text:style-name="P15">8:11</text:p>
            <text:p text:style-name="P15">יא <text:s/>כִּי-טוֹבָה חָכְמָה, מִפְּנִינִים; <text:s text:c="3"/>וְכָל-חֲפָצִים, </text:p>
            <text:p text:style-name="P15">לֹא יִשְׁווּ-בָהּ.<text:tab/></text:p>
          </table:table-cell>
          <table:table-cell table:style-name="表29.B2" office:value-type="string">
            <text:p text:style-name="P12"/>
            <text:p text:style-name="P12"/>
            <text:p text:style-name="P12">that – good / wisdom</text:p>
            <text:p text:style-name="P12"/>
            <text:p text:style-name="P12">from rubies / and every – delights</text:p>
            <text:p text:style-name="P12"/>
            <text:p text:style-name="P12">not / to be equal - in+her</text:p>
          </table:table-cell>
        </table:table-row>
        <table:table-row>
          <table:table-cell table:style-name="表29.A2" office:value-type="string">
            <text:p text:style-name="P15">8:12</text:p>
            <text:p text:style-name="P15">יב <text:s/>אֲנִי-חָכְמָה, שָׁכַנְתִּי עָרְמָה; <text:s text:c="3"/>וְדַעַת מְזִמּוֹת אֶמְצָא.<text:tab/></text:p>
          </table:table-cell>
          <table:table-cell table:style-name="表29.B2" office:value-type="string">
            <text:p text:style-name="P12"/>
            <text:p text:style-name="P12"/>
            <text:p text:style-name="P12">I – wisdom / to tabernacle</text:p>
            <text:p text:style-name="P12"/>
            <text:p text:style-name="P12">craft / and knowledge / plans</text:p>
            <text:p text:style-name="P12"/>
            <text:p text:style-name="P12">to find</text:p>
          </table:table-cell>
        </table:table-row>
        <table:table-row>
          <table:table-cell table:style-name="表29.A2" office:value-type="string">
            <text:p text:style-name="P15">8:13</text:p>
            <text:p text:style-name="P15">יג <text:s/>יִרְאַת יְהוָה, <text:s text:c="3"/>שְׂנֹאת-רָע:</text:p>
            <text:p text:style-name="P15">גֵּאָה וְגָאוֹן וְדֶרֶךְ רָע, וּפִי תַהְפֻּכוֹת <text:s text:c="3"/>שָׂנֵאתִי.<text:tab/></text:p>
          </table:table-cell>
          <table:table-cell table:style-name="表29.B2" office:value-type="string">
            <text:p text:style-name="P12"/>
            <text:p text:style-name="P12"/>
            <text:p text:style-name="P12">fear / jehovah</text:p>
            <text:p text:style-name="P12"/>
            <text:p text:style-name="P12">to hate – evil</text:p>
            <text:p text:style-name="P12"/>
            <text:p text:style-name="P12">pride / and pomp / and way / evil</text:p>
            <text:p text:style-name="P12"/>
            <text:p text:style-name="P12">and mouth / waywardness / to <text:soft-page-break/>hate</text:p>
          </table:table-cell>
        </table:table-row>
        <table:table-row>
          <table:table-cell table:style-name="表29.A2" office:value-type="string">
            <text:p text:style-name="P15">8:14</text:p>
            <text:p text:style-name="P15">יד <text:s/>לִי-עֵצָה, וְתוּשִׁיָּה; <text:s text:c="3"/>אֲנִי בִינָה, לִי גְבוּרָה.<text:tab/></text:p>
          </table:table-cell>
          <table:table-cell table:style-name="表29.B2" office:value-type="string">
            <text:p text:style-name="P12"/>
            <text:p text:style-name="P12"/>
            <text:p text:style-name="P12">to+me – counsel / and reality</text:p>
            <text:p text:style-name="P12"/>
            <text:p text:style-name="P12">I / understanding / to+me / mastery</text:p>
          </table:table-cell>
        </table:table-row>
        <table:table-row>
          <table:table-cell table:style-name="表29.A2" office:value-type="string">
            <text:p text:style-name="P15">8:15</text:p>
            <text:p text:style-name="P15">טו <text:s/>בִּי, מְלָכִים יִמְלֹכוּ; <text:s text:c="3"/>וְרֹזְנִים,</text:p>
            <text:p text:style-name="P15"><text:s/>יְחֹקְקוּ צֶדֶק.</text:p>
          </table:table-cell>
          <table:table-cell table:style-name="表29.B2" office:value-type="string">
            <text:p text:style-name="P12"/>
            <text:p text:style-name="P12"/>
            <text:p text:style-name="P12">in+me / kings / to reign</text:p>
            <text:p text:style-name="P12"/>
            <text:p text:style-name="P12">and ones being chancellors</text:p>
            <text:p text:style-name="P12"/>
            <text:p text:style-name="P12">to make statutes / righteousness</text:p>
          </table:table-cell>
        </table:table-row>
        <table:table-row>
          <table:table-cell table:style-name="表29.A2" office:value-type="string">
            <text:p text:style-name="P21">/] XXX 20200528_100129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530_10472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16</text:p>
            <text:p text:style-name="P15">בִּי, שָׂרִים יָשֹׂרוּ; <text:s text:c="3"/>וּנְדִיבִים, כָּל-שֹׁפְטֵי צֶדֶק.</text:p>
          </table:table-cell>
          <table:table-cell table:style-name="表29.B2" office:value-type="string">
            <text:p text:style-name="P12"/>
            <text:p text:style-name="P12"/>
            <text:p text:style-name="P12">in+my / chiefs / to controll</text:p>
            <text:p text:style-name="P12"/>
            <text:p text:style-name="P12">and patrons / every – ones judging</text:p>
            <text:p text:style-name="P12">righteousness</text:p>
          </table:table-cell>
        </table:table-row>
        <table:table-row>
          <table:table-cell table:style-name="表29.A2" office:value-type="string">
            <text:p text:style-name="P15">8:17</text:p>
            <text:p text:style-name="P15">יז <text:s/>אֲנִי, אהביה (אֹהֲבַי) אֵהָב; <text:s text:c="3"/>וּמְשַׁחֲרַי, יִמְצָאֻנְנִי.</text:p>
          </table:table-cell>
          <table:table-cell table:style-name="表29.B2" office:value-type="string">
            <text:p text:style-name="P12"/>
            <text:p text:style-name="P12"/>
            <text:p text:style-name="P12">I / ones loving+her</text:p>
            <text:p text:style-name="P12"/>
            <text:p text:style-name="P12">to love / and ones seeking early+me</text:p>
            <text:p text:style-name="P12">to find+me</text:p>
          </table:table-cell>
        </table:table-row>
        <table:table-row>
          <table:table-cell table:style-name="表29.A2" office:value-type="string">
            <text:p text:style-name="P15">8:18</text:p>
            <text:p text:style-name="P15">יח <text:s/>עֹשֶׁר-וְכָבוֹד אִתִּי; <text:s text:c="3"/>הוֹן עָתֵק, וּצְדָקָה.</text:p>
          </table:table-cell>
          <table:table-cell table:style-name="表29.B2" office:value-type="string">
            <text:p text:style-name="P12"/>
            <text:p text:style-name="P12"/>
            <text:p text:style-name="P12">riches – and glory / with+me</text:p>
            <text:p text:style-name="P12"/>
            <text:p text:style-name="P12">wealth / liquid / and righteousness</text:p>
          </table:table-cell>
        </table:table-row>
        <text:soft-page-break/>
        <table:table-row>
          <table:table-cell table:style-name="表29.A2" office:value-type="string">
            <text:p text:style-name="P15">8:19</text:p>
            <text:p text:style-name="P15">יט <text:s/>טוֹב פִּרְיִי, מֵחָרוּץ וּמִפָּז; <text:s text:c="3"/></text:p>
            <text:p text:style-name="P15">וּתְבוּאָתִי, מִכֶּסֶף נִבְחָר.<text:tab/></text:p>
          </table:table-cell>
          <table:table-cell table:style-name="表29.B2" office:value-type="string">
            <text:p text:style-name="P12"/>
            <text:p text:style-name="P12"/>
            <text:p text:style-name="P12">good / fruit+my / from gold-dust</text:p>
            <text:p text:style-name="P12"/>
            <text:p text:style-name="P12">and from glittering gold</text:p>
            <text:p text:style-name="P12"/>
            <text:p text:style-name="P12">and income+my / from silver</text:p>
            <text:p text:style-name="P12"/>
            <text:p text:style-name="P12">being choice</text:p>
          </table:table-cell>
        </table:table-row>
        <table:table-row>
          <table:table-cell table:style-name="表29.A2" office:value-type="string">
            <text:p text:style-name="P15">8:20</text:p>
            <text:p text:style-name="P15">כ <text:s/>בְּאֹרַח-צְדָקָה אֲהַלֵּךְ; <text:s text:c="3"/>בְּתוֹךְ, נְתִיבוֹת מִשְׁפָּט.<text:tab/></text:p>
          </table:table-cell>
          <table:table-cell table:style-name="表29.B2" office:value-type="string">
            <text:p text:style-name="P12"/>
            <text:p text:style-name="P12"/>
            <text:p text:style-name="P12">in path – righteousness / to go</text:p>
            <text:p text:style-name="P12"/>
            <text:p text:style-name="P12">in midst / tracks / judgement</text:p>
          </table:table-cell>
        </table:table-row>
        <table:table-row>
          <table:table-cell table:style-name="表29.A2" office:value-type="string">
            <text:p text:style-name="P15">8:21</text:p>
            <text:p text:style-name="P15">כא <text:s/>לְהַנְחִיל אֹהֲבַי יֵשׁ; <text:s text:c="3"/>וְאֹצְרֹתֵיהֶם אֲמַלֵּא.</text:p>
          </table:table-cell>
          <table:table-cell table:style-name="表29.B2" office:value-type="string">
            <text:p text:style-name="P12"/>
            <text:p text:style-name="P12"/>
            <text:p text:style-name="P12">to. to allot <text:s/>/ ones loving+me / there is</text:p>
            <text:p text:style-name="P12">and treasuries+them / to fill</text:p>
          </table:table-cell>
        </table:table-row>
        <table:table-row>
          <table:table-cell table:style-name="表29.A2" office:value-type="string">
            <text:p text:style-name="P21">/] XXX 20200530_105729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[XXX 20200531_145825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15">8:22</text:p>
            <text:p text:style-name="P15">יְהוָה--קָנָנִי, רֵאשִׁית דַּרְכּוֹ: <text:s text:c="3"/>קֶדֶם מִפְעָלָיו מֵאָז.</text:p>
          </table:table-cell>
          <table:table-cell table:style-name="表29.B2" office:value-type="string">
            <text:p text:style-name="P12"/>
            <text:p text:style-name="P12"/>
            <text:p text:style-name="P12">jehovah – to acquire+me / beginning</text:p>
            <text:p text:style-name="P12">way+his / preceding / contrivances+his</text:p>
            <text:p text:style-name="P12">from then</text:p>
          </table:table-cell>
        </table:table-row>
        <table:table-row>
          <table:table-cell table:style-name="表29.A2" office:value-type="string">
            <text:p text:style-name="P15">8:23</text:p>
            <text:p text:style-name="P15">כג <text:s/>מֵעוֹלָם, נִסַּכְתִּי מֵרֹאשׁ-- <text:s text:c="3"/>מִקַּדְמֵי-אָרֶץ.<text:tab/></text:p>
          </table:table-cell>
          <table:table-cell table:style-name="表29.B2" office:value-type="string">
            <text:p text:style-name="P12"/>
            <text:p text:style-name="P12"/>
            <text:p text:style-name="P12">from eon / to be inaugurated</text:p>
            <text:p text:style-name="P12"/>
            <text:p text:style-name="P12">from beginning / from proceedings</text:p>
            <text:p text:style-name="P12">land</text:p>
          </table:table-cell>
        </table:table-row>
        <text:soft-page-break/>
        <table:table-row>
          <table:table-cell table:style-name="表29.A2" office:value-type="string">
            <text:p text:style-name="P15">8:24</text:p>
            <text:p text:style-name="P15">כד <text:s/>בְּאֵין-תְּהֹמוֹת חוֹלָלְתִּי; <text:s text:c="3"/>בְּאֵין מַעְיָנוֹת, נִכְבַּדֵּי-מָיִם.<text:tab/></text:p>
          </table:table-cell>
          <table:table-cell table:style-name="表29.B2" office:value-type="string">
            <text:p text:style-name="P12"/>
            <text:p text:style-name="P12"/>
            <text:p text:style-name="P12">in. not exist – abysses</text:p>
            <text:p text:style-name="P12"/>
            <text:p text:style-name="P12">to be travailed / in. not exist</text:p>
            <text:p text:style-name="P12"/>
            <text:p text:style-name="P12">springs / ones being heavy - waters</text:p>
          </table:table-cell>
        </table:table-row>
        <table:table-row>
          <table:table-cell table:style-name="表29.A2" office:value-type="string">
            <text:p text:style-name="P15">8:25</text:p>
            <text:p text:style-name="P15">כה <text:s/>בְּטֶרֶם הָרִים הָטְבָּעוּ; <text:s text:c="3"/>לִפְנֵי גְבָעוֹת חוֹלָלְתִּי.</text:p>
          </table:table-cell>
          <table:table-cell table:style-name="表29.B2" office:value-type="string">
            <text:p text:style-name="P12"/>
            <text:p text:style-name="P12"/>
            <text:p text:style-name="P12">in ere / mountains</text:p>
            <text:p text:style-name="P12"/>
            <text:p text:style-name="P12">to be sun<text:span text:style-name="T8">k / to. faces / hills</text:span></text:p>
            <text:p text:style-name="P13"/>
            <text:p text:style-name="P13">to be travailed</text:p>
          </table:table-cell>
        </table:table-row>
        <table:table-row>
          <table:table-cell table:style-name="表29.A2" office:value-type="string">
            <text:p text:style-name="P15">8:26</text:p>
            <text:p text:style-name="P15">כו <text:s/>עַד-לֹא עָשָׂה, אֶרֶץ וְחוּצוֹת; <text:s text:c="3"/>וְרֹאשׁ, עַפְרוֹת תֵּבֵל.<text:tab/></text:p>
          </table:table-cell>
          <table:table-cell table:style-name="表29.B2" office:value-type="string">
            <text:p text:style-name="P12"/>
            <text:p text:style-name="P12"/>
            <text:p text:style-name="P12">unto – not / to make / land</text:p>
            <text:p text:style-name="P12"/>
            <text:p text:style-name="P12">and outdoors / and beginning</text:p>
            <text:p text:style-name="P12"/>
            <text:p text:style-name="P12">soil / habitance</text:p>
          </table:table-cell>
        </table:table-row>
        <table:table-row>
          <table:table-cell table:style-name="表29.A2" office:value-type="string">
            <text:p text:style-name="P15">8:27</text:p>
            <text:p text:style-name="P15">כז <text:s/>בַּהֲכִינוֹ שָׁמַיִם, </text:p>
            <text:p text:style-name="P15">שָׁם אָנִי; <text:s text:c="3"/>בְּחֻקוֹ חוּג, עַל-פְּנֵי תְהוֹם.<text:tab/>27</text:p>
          </table:table-cell>
          <table:table-cell table:style-name="表29.B2" office:value-type="string">
            <text:p text:style-name="P12"/>
            <text:p text:style-name="P12"/>
            <text:p text:style-name="P12">in. to establish+him / heavens</text:p>
            <text:p text:style-name="P12"/>
            <text:p text:style-name="P12">there / I / to delineate+him / horizon</text:p>
            <text:p text:style-name="P12">on – faces / abyss</text:p>
          </table:table-cell>
        </table:table-row>
        <table:table-row>
          <table:table-cell table:style-name="表29.A2" office:value-type="string">
            <text:p text:style-name="P15">8:28</text:p>
            <text:p text:style-name="P15">כח <text:s/>בְּאַמְּצוֹ שְׁחָקִים מִמָּעַל; <text:s text:c="3"/>בַּעֲזוֹז, </text:p>
            <text:p text:style-name="P15">עִינוֹת תְּהוֹם.<text:tab/>28</text:p>
          </table:table-cell>
          <table:table-cell table:style-name="表29.B2" office:value-type="string">
            <text:p text:style-name="P12"/>
            <text:p text:style-name="P12"/>
            <text:p text:style-name="P12">in. to make rigid+him / skies</text:p>
            <text:p text:style-name="P12"/>
            <text:p text:style-name="P12">from above / in. to strengthen</text:p>
            <text:p text:style-name="P12"/>
            <text:p text:style-name="P12">springs / abyss</text:p>
          </table:table-cell>
        </table:table-row>
        <text:soft-page-break/>
        <table:table-row>
          <table:table-cell table:style-name="表29.A2" office:value-type="string">
            <text:p text:style-name="P15">8:29</text:p>
            <text:p text:style-name="P15">כט <text:s/>בְּשׂוּמוֹ לַיָּם, חֻקּוֹ, וּמַיִם, לֹא יַעַבְרוּ-פִיו; <text:s text:c="3"/>בְּחוּקוֹ, מוֹסְדֵי אָרֶץ.<text:tab/>29 </text:p>
          </table:table-cell>
          <table:table-cell table:style-name="表29.B2" office:value-type="string">
            <text:p text:style-name="P12"/>
            <text:p text:style-name="P12"/>
            <text:p text:style-name="P12">in. to place+him / to. sea / statutory limit+his</text:p>
            <text:p text:style-name="P12">and waters / not / to pass – bidding+his</text:p>
            <text:p text:style-name="P12">in. to delineate+him / foundations / land</text:p>
          </table:table-cell>
        </table:table-row>
        <table:table-row>
          <table:table-cell table:style-name="表29.A2" office:value-type="string">
            <text:p text:style-name="P15">8:30</text:p>
            <text:p text:style-name="P15">ל <text:s/>וָאֶהְיֶה אֶצְלוֹ, אָמוֹן: <text:s text:c="3"/>וָאֶהְיֶה שַׁעֲשׁוּעִים, יוֹם יוֹם;</text:p>
            <text:p text:style-name="P15"><text:s/>מְשַׂחֶקֶת לְפָנָיו</text:p>
            <text:p text:style-name="P15"><text:s/>בְּכָל-עֵת.</text:p>
          </table:table-cell>
          <table:table-cell table:style-name="表29.B2" office:value-type="string">
            <text:p text:style-name="P12"/>
            <text:p text:style-name="P12"/>
            <text:p text:style-name="P12">and to go / beside+his / foster-child</text:p>
            <text:p text:style-name="P12">and to go / delectations / day by day</text:p>
            <text:p text:style-name="P12"/>
            <text:p text:style-name="P12">one gamboling / in. faces+his</text:p>
            <text:p text:style-name="P12"/>
            <text:p text:style-name="P12"/>
            <text:p text:style-name="P12">in. every - time</text:p>
          </table:table-cell>
        </table:table-row>
        <table:table-row>
          <table:table-cell table:style-name="表29.A2" office:value-type="string">
            <text:p text:style-name="P21">/] XXX 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601_085346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31</text:p>
            <text:p text:style-name="P15">מְשַׂחֶקֶת, בְּתֵבֵל</text:p>
            <text:p text:style-name="P15"><text:s/>אַרְצוֹ; <text:s text:c="3"/>וְשַׁעֲשֻׁעַי, אֶת-בְּנֵי אָדָם.</text:p>
          </table:table-cell>
          <table:table-cell table:style-name="表29.B2" office:value-type="string">
            <text:p text:style-name="P12"/>
            <text:p text:style-name="P12"/>
            <text:p text:style-name="P12">one gamboling / in habitance</text:p>
            <text:p text:style-name="P12"/>
            <text:p text:style-name="P12">land+his / and delectations+my</text:p>
            <text:p text:style-name="P12"/>
            <text:p text:style-name="P12">with – sons / man</text:p>
          </table:table-cell>
        </table:table-row>
        <table:table-row>
          <table:table-cell table:style-name="表29.A2" office:value-type="string">
            <text:p text:style-name="P15">8:32</text:p>
            <text:p text:style-name="P15">לב <text:s/>וְעַתָּה בָנִים, שִׁמְעוּ-לִי; <text:s text:c="3"/>וְאַשְׁרֵי, דְּרָכַי יִשְׁמֹרוּ.<text:tab/></text:p>
          </table:table-cell>
          <table:table-cell table:style-name="表29.B2" office:value-type="string">
            <text:p text:style-name="P12"/>
            <text:p text:style-name="P12"/>
            <text:p text:style-name="P12">and now / sons</text:p>
            <text:p text:style-name="P12"/>
            <text:p text:style-name="P12">listen! - to me / and happy!</text:p>
            <text:p text:style-name="P12"/>
            <text:p text:style-name="P12">ways+my / to keep</text:p>
          </table:table-cell>
        </table:table-row>
        <text:soft-page-break/>
        <table:table-row>
          <table:table-cell table:style-name="表29.A2" office:value-type="string">
            <text:p text:style-name="P15">8:33</text:p>
            <text:p text:style-name="P15">לג <text:s/>שִׁמְעוּ מוּסָר וַחֲכָמוּ; <text:s text:c="3"/>וְאַל-תִּפְרָעוּ.<text:tab/></text:p>
          </table:table-cell>
          <table:table-cell table:style-name="表29.B2" office:value-type="string">
            <text:p text:style-name="P12"/>
            <text:p text:style-name="P12"/>
            <text:p text:style-name="P12">listen! / admonition</text:p>
            <text:p text:style-name="P12"/>
            <text:p text:style-name="P12">and be wise! / and must not – to renounce</text:p>
          </table:table-cell>
        </table:table-row>
        <table:table-row>
          <table:table-cell table:style-name="表29.A2" office:value-type="string">
            <text:p text:style-name="P15">8:34</text:p>
            <text:p text:style-name="P15">לד <text:s/>אַשְׁרֵי אָדָם, שֹׁמֵעַ-לִי: <text:s text:c="3"/>לִשְׁקֹד </text:p>
            <text:p text:style-name="P15">עַל-דַּלְתֹתַי, יוֹם יוֹם—לִשְׁמֹר,</text:p>
            <text:p text:style-name="P15"><text:s/>מְזוּזֹת פְּתָחָי.<text:tab/></text:p>
          </table:table-cell>
          <table:table-cell table:style-name="表29.B2" office:value-type="string">
            <text:p text:style-name="P12"/>
            <text:p text:style-name="P12"/>
            <text:p text:style-name="P12">happy! / man / one listening – to me</text:p>
            <text:p text:style-name="P12">to. to alert</text:p>
            <text:p text:style-name="P12"/>
            <text:p text:style-name="P12">on – doors+my / day by day – to. to keep</text:p>
            <text:p text:style-name="P12"/>
            <text:p text:style-name="P12">jambs / portals+my</text:p>
          </table:table-cell>
        </table:table-row>
        <table:table-row>
          <table:table-cell table:style-name="表29.A2" office:value-type="string">
            <text:p text:style-name="P15">8:35</text:p>
            <text:p text:style-name="P15">לה <text:s/>כִּי מֹצְאִי, מצאי (מָצָא) חַיִּים; <text:s text:c="3"/>וַיָּפֶק רָצוֹן, מֵיְהוָה.</text:p>
          </table:table-cell>
          <table:table-cell table:style-name="表29.B2" office:value-type="string">
            <text:p text:style-name="P12"/>
            <text:p text:style-name="P12"/>
            <text:p text:style-name="P12">that one finding+me / to find</text:p>
            <text:p text:style-name="P12"/>
            <text:p text:style-name="P12">lives / and to gain hold</text:p>
            <text:p text:style-name="P12"/>
            <text:p text:style-name="P12">approval / from jehovah</text:p>
          </table:table-cell>
        </table:table-row>
        <table:table-row>
          <table:table-cell table:style-name="表29.A2" office:value-type="string">
            <text:p text:style-name="P15">8:36</text:p>
            <text:p text:style-name="P15">לו <text:s/>וְחֹטְאִי, חֹמֵס</text:p>
            <text:p text:style-name="P15"><text:s/>נַפְשׁוֹ; <text:s text:c="3"/>כָּל-מְשַׂנְאַי, אָהֲבוּ מָוֶת.</text:p>
          </table:table-cell>
          <table:table-cell table:style-name="表29.B2" office:value-type="string">
            <text:p text:style-name="P12"/>
            <text:p text:style-name="P12"/>
            <text:p text:style-name="P12">and one missing+me / wronging</text:p>
            <text:p text:style-name="P12"/>
            <text:p text:style-name="P12">soul+his / every – ones hating+me</text:p>
            <text:p text:style-name="P12">to love / death</text:p>
          </table:table-cell>
        </table:table-row>
        <table:table-row>
          <table:table-cell table:style-name="表29.A2" office:value-type="string">
            <text:p text:style-name="P21">/] XXX 20200601_090850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603_153216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9:1</text:p>
            <text:p text:style-name="P15">חָכְמוֹת, בָּנְתָה בֵיתָהּ; <text:s text:c="3"/><text:soft-page-break/>חָצְבָה עַמּוּדֶיהָ שִׁבְעָה.y<text:tab/></text:p>
          </table:table-cell>
          <table:table-cell table:style-name="表29.B2" office:value-type="string">
            <text:p text:style-name="P12"/>
            <text:p text:style-name="P12"/>
            <text:p text:style-name="P12">wisdom / to build / house+her</text:p>
            <text:p text:style-name="P12"/>
            <text:p text:style-name="P12"><text:soft-page-break/>to hew / columns+her / seven</text:p>
          </table:table-cell>
        </table:table-row>
        <table:table-row>
          <table:table-cell table:style-name="表29.A2" office:value-type="string">
            <text:p text:style-name="P15">9:2</text:p>
            <text:p text:style-name="P15">ב <text:s/>טָבְחָה טִבְחָהּ, מָסְכָה יֵינָהּ; <text:s text:c="3"/>אַף, עָרְכָה שֻׁלְחָנָהּ.<text:tab/></text:p>
          </table:table-cell>
          <table:table-cell table:style-name="表29.B2" office:value-type="string">
            <text:p text:style-name="P12"/>
            <text:p text:style-name="P12"/>
            <text:p text:style-name="P12">to slaughter / slaughter+her</text:p>
            <text:p text:style-name="P12"/>
            <text:p text:style-name="P12">to blend / wine+her / indeed</text:p>
            <text:p text:style-name="P12"/>
            <text:p text:style-name="P12">to arrange / table+her</text:p>
          </table:table-cell>
        </table:table-row>
        <table:table-row>
          <table:table-cell table:style-name="表29.A2" office:value-type="string">
            <text:p text:style-name="P15">9:3</text:p>
            <text:p text:style-name="P15">ג <text:s/>שָׁלְחָה נַעֲרֹתֶיהָ תִקְרָא-- <text:s text:c="3"/>עַל-גַּפֵּי, מְרֹמֵי קָרֶת.<text:tab/></text:p>
          </table:table-cell>
          <table:table-cell table:style-name="表29.B2" office:value-type="string">
            <text:p text:style-name="P12"/>
            <text:p text:style-name="P12"/>
            <text:p text:style-name="P12">to send forth / maidens+her</text:p>
            <text:p text:style-name="P12"/>
            <text:p text:style-name="P12">to call / on – peaks</text:p>
            <text:p text:style-name="P12"/>
            <text:p text:style-name="P12">heights / town</text:p>
          </table:table-cell>
        </table:table-row>
        <table:table-row>
          <table:table-cell table:style-name="表29.A2" office:value-type="string">
            <text:p text:style-name="P15">9:4</text:p>
            <text:p text:style-name="P15">ד <text:s/>מִי-פֶתִי, יָסֻר הֵנָּה; <text:s text:c="3"/>חֲסַר-לֵב, אָמְרָה לּוֹ.<text:tab/></text:p>
          </table:table-cell>
          <table:table-cell table:style-name="表29.B2" office:value-type="string">
            <text:p text:style-name="P12"/>
            <text:p text:style-name="P12"/>
            <text:p text:style-name="P12">any? - one simple / to withdraw / her</text:p>
            <text:p text:style-name="P12">lacking – heart / to say / to+him</text:p>
          </table:table-cell>
        </table:table-row>
        <table:table-row>
          <table:table-cell table:style-name="表29.A2" office:value-type="string">
            <text:p text:style-name="P15">9:5</text:p>
            <text:p text:style-name="P15">ה <text:s/>לְכוּ, לַחֲמוּ בְלַחֲמִי; <text:s text:c="3"/>וּשְׁתוּ, בְּיַיִן מָסָכְתִּי.<text:tab/></text:p>
          </table:table-cell>
          <table:table-cell table:style-name="表29.B2" office:value-type="string">
            <text:p text:style-name="P12"/>
            <text:p text:style-name="P12"/>
            <text:p text:style-name="P12">go! / dine! / in. bread+my</text:p>
            <text:p text:style-name="P12"/>
            <text:p text:style-name="P12">and drink! / in. wine / to blend</text:p>
          </table:table-cell>
        </table:table-row>
        <table:table-row>
          <table:table-cell table:style-name="表29.A2" office:value-type="string">
            <text:p text:style-name="P15">9:6</text:p>
            <text:p text:style-name="P15">ו <text:s/>עִזְבוּ פְתָאיִם וִחְיוּ; <text:s text:c="3"/>וְאִשְׁרוּ, בְּדֶרֶךְ בִּינָה.<text:tab/></text:p>
          </table:table-cell>
          <table:table-cell table:style-name="表29.B2" office:value-type="string">
            <text:p text:style-name="P12"/>
            <text:p text:style-name="P12"/>
            <text:p text:style-name="P12">forsake! / simple ways / and live!</text:p>
            <text:p text:style-name="P12"/>
            <text:p text:style-name="P12">and progress! / in. way / understanding</text:p>
          </table:table-cell>
        </table:table-row>
        <table:table-row>
          <table:table-cell table:style-name="表29.A2" office:value-type="string">
            <text:p text:style-name="P21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[XXX 20200604_101801</text:p>
          </table:table-cell>
          <table:table-cell table:style-name="表29.B2" office:value-type="string">
            <text:p text:style-name="P16"/>
          </table:table-cell>
        </table:table-row>
        <text:soft-page-break/>
        <table:table-row>
          <table:table-cell table:style-name="表29.A2" office:value-type="string">
            <text:p text:style-name="P15">9:7</text:p>
            <text:p text:style-name="P15">ז <text:s/>יֹסֵר, לֵץ—לֹקֵחַ</text:p>
            <text:p text:style-name="P15"><text:s/>לוֹ קָלוֹן; <text:s text:c="3"/>וּמוֹכִיחַ לְרָשָׁע מוּמוֹ.<text:tab/></text:p>
          </table:table-cell>
          <table:table-cell table:style-name="表29.B2" office:value-type="string">
            <text:p text:style-name="P12"/>
            <text:p text:style-name="P12"/>
            <text:p text:style-name="P12">one admonishing / one mocking – to take</text:p>
            <text:p text:style-name="P12">to+him / dishonor / and one correcting</text:p>
            <text:p text:style-name="P12">to. wicked man / blemish+his</text:p>
          </table:table-cell>
        </table:table-row>
        <table:table-row>
          <table:table-cell table:style-name="表29.A2" office:value-type="string">
            <text:p text:style-name="P15">9:8</text:p>
            <text:p text:style-name="P15">ח <text:s/>אַל-תּוֹכַח לֵץ, </text:p>
            <text:p text:style-name="P15">פֶּן-יִשְׂנָאֶךָּ; <text:s text:c="3"/>הוֹכַח לְחָכָם, וְיֶאֱהָבֶךּ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correct / one mocking</text:p>
            <text:p text:style-name="P12">lest – to hate+you / correct!</text:p>
            <text:p text:style-name="P12"/>
            <text:p text:style-name="P12">to. wisse man / and to love+you</text:p>
          </table:table-cell>
        </table:table-row>
        <table:table-row>
          <table:table-cell table:style-name="表29.A2" office:value-type="string">
            <text:p text:style-name="P15">9:9</text:p>
            <text:p text:style-name="P15">ט <text:s/>תֵּן לְחָכָם, וְיֶחְכַּם-עוֹד; <text:s text:c="3"/>הוֹדַע לְצַדִּיק, וְיוֹסֶף לֶקַח.<text:tab/></text:p>
          </table:table-cell>
          <table:table-cell table:style-name="表29.B2" office:value-type="string">
            <text:p text:style-name="P12"/>
            <text:p text:style-name="P12"/>
            <text:p text:style-name="P12">give! / to. wise man / and to be wise</text:p>
            <text:p text:style-name="P12">further / inform! / to. righteous man</text:p>
            <text:p text:style-name="P12">and to add / influence</text:p>
          </table:table-cell>
        </table:table-row>
        <table:table-row>
          <table:table-cell table:style-name="表29.A2" office:value-type="string">
            <text:p text:style-name="P15">9:10</text:p>
            <text:p text:style-name="P15">י <text:s/>תְּחִלַּת חָכְמָה, יִרְאַת יְהוָה; <text:s text:c="3"/>וְדַעַת קְדֹשִׁים בִּינָה.</text:p>
          </table:table-cell>
          <table:table-cell table:style-name="表29.B2" office:value-type="string">
            <text:p text:style-name="P12"/>
            <text:p text:style-name="P12"/>
            <text:p text:style-name="P12">start / wisdom / fear</text:p>
            <text:p text:style-name="P12"/>
            <text:p text:style-name="P12">jehovah / and knowledge / holy ones</text:p>
            <text:p text:style-name="P12">understanding</text:p>
          </table:table-cell>
        </table:table-row>
        <table:table-row>
          <table:table-cell table:style-name="表29.A2" office:value-type="string">
            <text:p text:style-name="P15">9:11</text:p>
            <text:p text:style-name="P15">כִּי-בִי, יִרְבּוּ יָמֶיךָ; <text:s text:c="3"/>וְיוֹסִיפוּ לְּךָ, שְׁנוֹת חַיִּים.<text:tab/></text:p>
          </table:table-cell>
          <table:table-cell table:style-name="表29.B2" office:value-type="string">
            <text:p text:style-name="P12"/>
            <text:p text:style-name="P12"/>
            <text:p text:style-name="P12">that – in+me / to increase / days+thy</text:p>
            <text:p text:style-name="P12">and to be added / to+thee / years</text:p>
            <text:p text:style-name="P12"/>
            <text:p text:style-name="P12">lives</text:p>
          </table:table-cell>
        </table:table-row>
        <table:table-row>
          <table:table-cell table:style-name="表29.A2" office:value-type="string">
            <text:p text:style-name="P15">9:12</text:p>
            <text:p text:style-name="P15"><text:soft-page-break/>יב <text:s/>אִם-חָכַמְתָּ, חָכַמְתָּ לָּךְ; <text:s text:c="3"/>וְלַצְתָּ, לְבַדְּךָ תִשָּׂא.<text:tab/></text:p>
          </table:table-cell>
          <table:table-cell table:style-name="表29.B2" office:value-type="string">
            <text:p text:style-name="P12"/>
            <text:p text:style-name="P12"/>
            <text:p text:style-name="P12"><text:soft-page-break/>if – to be wise / to be wise</text:p>
            <text:p text:style-name="P12"/>
            <text:p text:style-name="P12">for+thee / and to mock / to. alone+thy</text:p>
            <text:p text:style-name="P12">to bear</text:p>
          </table:table-cell>
        </table:table-row>
        <table:table-row>
          <table:table-cell table:style-name="表29.A2" office:value-type="string">
            <text:p text:style-name="P21">/] 20200604_104159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605_11413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9:13</text:p>
            <text:p text:style-name="P15">יג <text:s/>אֵשֶׁת כְּסִילוּת, הֹמִיָּה; <text:s text:c="3"/>פְּתַיּוּת,</text:p>
            <text:p text:style-name="P15"><text:s/>וּבַל-יָדְעָה מָּה.<text:tab/></text:p>
          </table:table-cell>
          <table:table-cell table:style-name="表29.B2" office:value-type="string">
            <text:p text:style-name="P12"/>
            <text:p text:style-name="P12"/>
            <text:p text:style-name="P12">여자 / stupidity[바보 / </text:p>
            <text:p text:style-name="P12"/>
            <text:p text:style-name="P12">one clamoring / one simple</text:p>
            <text:p text:style-name="P12"/>
            <text:p text:style-name="P12">and no – to know / what ? [뭐</text:p>
          </table:table-cell>
        </table:table-row>
        <table:table-row>
          <table:table-cell table:style-name="表29.A2" office:value-type="string">
            <text:p text:style-name="P15">9:14</text:p>
            <text:p text:style-name="P15">יד <text:s/>וְיָשְׁבָה, לְפֶתַח בֵּיתָהּ-- <text:s text:c="3"/>עַל-כִּסֵּא, מְרֹמֵי קָרֶת.</text:p>
          </table:table-cell>
          <table:table-cell table:style-name="表29.B2" office:value-type="string">
            <text:p text:style-name="P12"/>
            <text:p text:style-name="P12"/>
            <text:p text:style-name="P12">and to sit / to. portal</text:p>
            <text:p text:style-name="P12"/>
            <text:p text:style-name="P12">집+her / on – covered seat</text:p>
            <text:p text:style-name="P12"/>
            <text:p text:style-name="P12">heights / 도시</text:p>
          </table:table-cell>
        </table:table-row>
        <table:table-row>
          <table:table-cell table:style-name="表29.A2" office:value-type="string">
            <text:p text:style-name="P15">9:15</text:p>
            <text:p text:style-name="P15">טו <text:s/>לִקְרֹא לְעֹבְרֵי-דָרֶךְ; <text:s text:c="3"/>הַמְיַשְּׁרִים, אֹרְחוֹתָם.<text:tab/></text:p>
          </table:table-cell>
          <table:table-cell table:style-name="表29.B2" office:value-type="string">
            <text:p text:style-name="P12"/>
            <text:p text:style-name="P12"/>
            <text:p text:style-name="P12">to. to call / to. ones passing – way</text:p>
            <text:p text:style-name="P12">the ones going straight / paths+them</text:p>
          </table:table-cell>
        </table:table-row>
        <table:table-row>
          <table:table-cell table:style-name="表29.A2" office:value-type="string">
            <text:p text:style-name="P15">9:16</text:p>
            <text:p text:style-name="P15">טז <text:s/>מִי-פֶתִי, יָסֻר</text:p>
            <text:p text:style-name="P15"><text:s/>הֵנָּה; <text:s text:c="3"/>וַחֲסַר-לֵב, וְאָמְרָה לּוֹ.<text:tab/></text:p>
          </table:table-cell>
          <table:table-cell table:style-name="表29.B2" office:value-type="string">
            <text:p text:style-name="P12"/>
            <text:p text:style-name="P12"/>
            <text:p text:style-name="P12">any? - one simple / to withdraw</text:p>
            <text:p text:style-name="P12"/>
            <text:p text:style-name="P12">여기에 / and lacking – 심장</text:p>
            <text:p text:style-name="P12"/>
            <text:p text:style-name="P12">and to say / to+him</text:p>
          </table:table-cell>
        </table:table-row>
        <table:table-row>
          <table:table-cell table:style-name="表29.A2" office:value-type="string">
            <text:p text:style-name="P15">9:17</text:p>
            <text:p text:style-name="P15"><text:soft-page-break/>יז <text:s/>מַיִם-גְּנוּבִים יִמְתָּקוּ; <text:s text:c="3"/>וְלֶחֶם סְתָרִים יִנְעָם.<text:tab/></text:p>
          </table:table-cell>
          <table:table-cell table:style-name="表29.B2" office:value-type="string">
            <text:p text:style-name="P12"/>
            <text:p text:style-name="P12"/>
            <text:p text:style-name="P12"><text:soft-page-break/>물 – ones being stolen <text:s/>/ to be sweet[달달한</text:p>
            <text:p text:style-name="P12">and 빵 / concealments / to be pleasant</text:p>
          </table:table-cell>
        </table:table-row>
        <table:table-row>
          <table:table-cell table:style-name="表29.A2" office:value-type="string">
            <text:p text:style-name="P15">9:18</text:p>
            <text:p text:style-name="P15">יח <text:s/>וְלֹא-יָדַע, כִּי-רְפָאִים שָׁם; <text:s text:c="3"/>בְּעִמְקֵי שְׁאוֹל קְרֻאֶיהָ.</text:p>
          </table:table-cell>
          <table:table-cell table:style-name="表29.B2" office:value-type="string">
            <text:p text:style-name="P12"/>
            <text:p text:style-name="P12"/>
            <text:p text:style-name="P12">and not - 알고 있다 / that – healers</text:p>
            <text:p text:style-name="P12">거기에 / in. depths / unseen</text:p>
            <text:p text:style-name="P12"/>
            <text:p text:style-name="P12">ones being invited+her</text:p>
          </table:table-cell>
        </table:table-row>
        <table:table-row>
          <table:table-cell table:style-name="表29.A2" office:value-type="string">
            <text:p text:style-name="P15">10:1</text:p>
            <text:p text:style-name="P15">א <text:s text:c="17"/>מִשְׁלֵי, שְׁלֹמֹה:</text:p>
            <text:p text:style-name="P15">בֵּן חָכָם, יְשַׂמַּח-אָב; <text:s text:c="3"/>וּבֵן כְּסִיל, תּוּגַת אִמּוֹ.<text:tab/></text:p>
          </table:table-cell>
          <table:table-cell table:style-name="表29.B2" office:value-type="string">
            <text:p text:style-name="P12"/>
            <text:p text:style-name="P12"/>
            <text:p text:style-name="P12">proverbs</text:p>
            <text:p text:style-name="P12"/>
            <text:p text:style-name="P12">salomon</text:p>
            <text:p text:style-name="P12"/>
            <text:p text:style-name="P12">아들 / wise[현명하다 / to make rejoice – 아보지</text:p>
            <text:p text:style-name="P12">and 아들 / one 바보 / affliction / 어머니+그</text:p>
          </table:table-cell>
        </table:table-row>
        <table:table-row>
          <table:table-cell table:style-name="表29.A2" office:value-type="string">
            <text:p text:style-name="P15">10:2</text:p>
            <text:p text:style-name="P15">ב <text:s/>לֹא-יוֹעִילוּ, אוֹצְרוֹת רֶשַׁע; <text:s text:c="3"/>וּצְדָקָה, תַּצִּיל מִמָּוֶת.<text:tab/></text:p>
          </table:table-cell>
          <table:table-cell table:style-name="表29.B2" office:value-type="string">
            <text:p text:style-name="P12"/>
            <text:p text:style-name="P12"/>
            <text:p text:style-name="P12">not – to benefit / treasures</text:p>
            <text:p text:style-name="P12"/>
            <text:p text:style-name="P12">wickedness / and 정당성 / to rescue</text:p>
            <text:p text:style-name="P12">from death[죽음</text:p>
          </table:table-cell>
        </table:table-row>
        <table:table-row>
          <table:table-cell table:style-name="表29.A2" office:value-type="string">
            <text:p text:style-name="P21">/] XXX 20200605_121509</text:p>
          </table:table-cell>
          <table:table-cell table:style-name="表29.B2" office:value-type="string">
            <text:p text:style-name="P16">@@@</text:p>
          </table:table-cell>
        </table:table-row>
        <table:table-row>
          <table:table-cell table:style-name="表29.A2" office:value-type="string">
            <text:p text:style-name="P21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3</text:p>
            <text:p text:style-name="P15">ג <text:s/>לֹא-יַרְעִיב יְהוָה, נֶפֶשׁ צַדִּיק; <text:s text:c="3"/>וְהַוַּת <text:soft-page-break/>רְשָׁעִים יֶהְדֹּף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4</text:p>
            <text:p text:style-name="P15">ד <text:s/>רָאשׁ--עֹשֶׂה כַף-רְמִיָּה; <text:s text:c="3"/>וְיַד חָרוּצִים תַּעֲשִׁיר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5</text:p>
            <text:p text:style-name="P15">ה <text:s/>אֹגֵר בַּקַּיִץ, בֵּן מַשְׂכִּיל; <text:s text:c="3"/>נִרְדָּם בַּקָּצִיר, בֵּן מֵבִישׁ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6</text:p>
            <text:p text:style-name="P15">ו <text:s/>בְּרָכוֹת, לְרֹאשׁ צַדִּיק; <text:s text:c="3"/>וּפִי רְשָׁעִים, יְכַסֶּה חָמָס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7</text:p>
            <text:p text:style-name="P15">ז <text:s/>זֵכֶר צַדִּיק, לִבְרָכָה; <text:s text:c="3"/>וְשֵׁם רְשָׁעִים יִרְקָב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8</text:p>
            <text:p text:style-name="P15">חֲכַם-לֵב, יִקַּח מִצְוֺת; <text:s text:c="3"/>וֶאֱוִיל שְׂפָתַיִם, יִלָּבֵט.<text:tab/> violence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9</text:p>
            <text:p text:style-name="P15"><text:soft-page-break/>ט <text:s/>הוֹלֵךְ בַּתֹּם, יֵלֶךְ בֶּטַח; <text:s text:c="3"/>וּמְעַקֵּשׁ דְּרָכָיו, יִוָּדֵעַ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0</text:p>
            <text:p text:style-name="P15">י <text:s/>קֹרֵץ עַיִן, יִתֵּן עַצָּבֶת; <text:s text:c="3"/>וֶאֱוִיל שְׂפָתַיִם, יִלָּבֵט.<text:tab/>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1</text:p>
            <text:p text:style-name="P15">יא <text:s/>מְקוֹר חַיִּים, פִּי צַדִּיק; <text:s text:c="3"/>וּפִי רְשָׁעִים, יְכַסֶּה חָמָס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2</text:p>
            <text:p text:style-name="P15">יב <text:s/>שִׂנְאָה, תְּעֹרֵר מְדָנִים; <text:s text:c="3"/>וְעַל כָּל-פְּשָׁעִים, תְּכַסֶּה אַהֲבָה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3</text:p>
            <text:p text:style-name="P15">יג <text:s/>בְּשִׂפְתֵי נָבוֹן, תִּמָּצֵא חָכְמָה; <text:s text:c="3"/>וְשֵׁבֶט, לְגֵו חֲסַר-לֵב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4</text:p>
            <text:p text:style-name="P15">יד <text:s/>חֲכָמִים יִצְפְּנוּ-דָעַת; <text:s text:c="3"/>וּפִי-אֱוִיל, מְחִתָּה <text:soft-page-break/>קְרֹבָה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5</text:p>
            <text:p text:style-name="P15">טו <text:s/>הוֹן עָשִׁיר, קִרְיַת עֻזּוֹ; <text:s text:c="3"/>מְחִתַּת דַּלִּים רֵישָׁם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/] XXX 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21">[XXX </text:p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 </text:p>
      <text:p text:style-name="P17"/>
      <text:p text:style-name="P19"/>
      <text:p text:style-name="P18"/>
      <text:p text:style-name="P7">------------------------------------------------------------</text:p>
      <text:p text:style-name="P7">[XXX] 20200327_115755</text:p>
      <text:p text:style-name="P17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 </text:p>
      <text:p text:style-name="P17"/>
      <text:p text:style-name="P18"/>
      <text:p text:style-name="P18"/>
      <text:p text:style-name="P18"><text:soft-page-break/></text:p>
      <text:p text:style-name="P18"/>
      <text:p text:style-name="P1">------------------------------------------------------------ TEMPLATE<text:change text:change-id="ct310435936"/></text:p>
      <text:p text:style-name="P7">------------------------------------------------------------</text:p>
      <text:p text:style-name="P7">[XXX] </text:p>
      <text:p text:style-name="P17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 </text:p>
      <text:p text:style-name="P17"/>
      <text:p text:style-name="P18"/>
      <text:p text:style-name="P18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2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</text:p>
      <text:p text:style-name="P17"/>
      <text:p text:style-name="P17"/>
      <text:p text:style-name="P4"><text:soft-page-break/></text:p>
      <text:p text:style-name="P18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2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</text:p>
      <text:p text:style-name="P17"/>
      <text:p text:style-name="P17"/>
      <text:p text:style-name="P17"/>
      <text:p text:style-name="P17"/>
      <text:p text:style-name="P14">/------------------------------------------------------------ /TEMPLATE</text:p>
      <text:p text:style-name="P17"/>
      <text:p text:style-name="P6">--------------------------------------- [STEPS : closing] 20191009_161940</text:p>
      <text:list xml:id="list6726517349869209625" text:style-name="L2">
        <text:list-item>
          <text:p text:style-name="P26">time label ==&gt; paste</text:p>
        </text:list-item>
        <text:list-item>
          <text:p text:style-name="P26">“@@@” ==&gt; move to → at the bottom of the doc area</text:p>
        </text:list-item>
        <text:list-item>
          <text:p text:style-name="P26">DUP : template</text:p>
        </text:list-item>
        <text:list-item>
          <text:p text:style-name="P26">close</text:p>
          <text:list>
            <text:list-item>
              <text:p text:style-name="P26">web pages</text:p>
            </text:list-item>
            <text:list-item>
              <text:p text:style-name="P26">sheet file</text:p>
            </text:list-item>
            <text:list-item>
              <text:p text:style-name="P26">folders (if any)</text:p>
            </text:list-item>
            <text:list-item>
              <text:p text:style-name="P26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4"/>
          </table:table-cell>
          <table:table-cell table:style-name="表236.A1" office:value-type="string">
            <text:p text:style-name="P24">TH</text:p>
          </table:table-cell>
          <table:table-cell table:style-name="表236.C1" office:value-type="string">
            <text:p text:style-name="P24">“the”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4">gh</text:p>
          </table:table-cell>
          <table:table-cell table:style-name="表236.C2" office:value-type="string">
            <text:p text:style-name="P24">arabic ghain</text:p>
          </table:table-cell>
        </table:table-row>
        <text:soft-page-break/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4">dz</text:p>
          </table:table-cell>
          <table:table-cell table:style-name="表236.C2" office:value-type="string">
            <text:p text:style-name="P24">arabic ẓ (ðˁ) (ظ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3">a_</text:p>
          </table:table-cell>
          <table:table-cell table:style-name="表236.C2" office:value-type="string">
            <text:p text:style-name="P24">“<text:span text:style-name="T7">a</text:span>”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3">*</text:p>
          </table:table-cell>
          <table:table-cell table:style-name="表236.C2" office:value-type="string">
            <text:p text:style-name="P24">kha: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3">** (#)</text:p>
          </table:table-cell>
          <table:table-cell table:style-name="表236.C2" office:value-type="string">
            <text:p text:style-name="P24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5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5"/>
          </table:table-cell>
        </table:table-row>
      </table:table>
      <text:p text:style-name="P11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6-05T12:15:11.11</dc:date>
    <dc:creator>iwabuchi ken</dc:creator>
    <meta:editing-duration>P6DT2H51M23S</meta:editing-duration>
    <meta:editing-cycles>423</meta:editing-cycles>
    <meta:generator>OpenOffice/4.1.3$Win32 OpenOffice.org_project/413m1$Build-9783</meta:generator>
    <meta:document-statistic meta:table-count="9" meta:image-count="0" meta:object-count="0" meta:page-count="50" meta:paragraph-count="1248" meta:word-count="7045" meta:character-count="34739"/>
  </office:meta>
</office:document-meta>
</file>